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283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0.6161in"/>
    </style:style>
    <style:style style:name="co5" style:family="table-column">
      <style:table-column-properties fo:break-before="auto" style:column-width="0.9819in"/>
    </style:style>
    <style:style style:name="co6" style:family="table-column">
      <style:table-column-properties fo:break-before="auto" style:column-width="0.756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25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7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Zentralobjekt</text:p>
          </table:table-cell>
          <table:table-cell office:value-type="string">
            <text:p>Entfernung</text:p>
          </table:table-cell>
          <table:table-cell office:value-type="string">
            <text:p>Periode</text:p>
          </table:table-cell>
          <table:table-cell office:value-type="string">
            <text:p>Exzentrizitaet</text:p>
          </table:table-cell>
          <table:table-cell office:value-type="string">
            <text:p>Inklination</text:p>
          </table:table-cell>
          <table:table-cell office:value-type="string">
            <text:p>Bahngeschwindigkeit</text:p>
          </table:table-cell>
          <table:table-cell table:style-name="Default" office:value-type="string">
            <text:p>Masse</text:p>
          </table:table-cell>
          <table:table-cell office:value-type="string">
            <text:p>Massenmittel</text:p>
          </table:table-cell>
          <table:table-cell office:value-type="string">
            <text:p>Standardabweichung</text:p>
          </table:table-cell>
        </table:table-row>
        <table:table-row table:style-name="ro1">
          <table:table-cell table:number-columns-repeated="2"/>
          <table:table-cell office:value-type="string">
            <text:p>x1000km</text:p>
          </table:table-cell>
          <table:table-cell office:value-type="string">
            <text:p>Tage</text:p>
          </table:table-cell>
          <table:table-cell/>
          <table:table-cell office:value-type="string">
            <text:p>Grad</text:p>
          </table:table-cell>
          <table:table-cell office:value-type="string">
            <text:p>km/s</text:p>
          </table:table-cell>
          <table:table-cell table:style-name="Default" office:value-type="string">
            <text:p>kg</text:p>
          </table:table-cell>
          <table:table-cell table:number-columns-repeated="2"/>
        </table:table-row>
        <table:table-row table:style-name="ro1">
          <table:table-cell office:value-type="string">
            <text:p>Sonne</text:p>
          </table:table-cell>
          <table:table-cell table:number-columns-repeated="5" office:value-type="string">
            <text:p>-</text:p>
          </table:table-cell>
          <table:table-cell/>
          <table:table-cell table:style-name="Default"/>
          <table:table-cell table:formula="oooc:=AVERAGE([.H4:.H12])" office:value-type="float" office:value="1.98607886462369E+030">
            <text:p>1.99E+030</text:p>
          </table:table-cell>
          <table:table-cell table:formula="oooc:=STDEV([.H4:.H12])" office:value-type="float" office:value="2.19457963016551E+028">
            <text:p>2.19E+028</text:p>
          </table:table-cell>
        </table:table-row>
        <table:table-row table:style-name="ro1">
          <table:table-cell office:value-type="string">
            <text:p>Merkur</text:p>
          </table:table-cell>
          <table:table-cell office:value-type="string">
            <text:p>Sonne</text:p>
          </table:table-cell>
          <table:table-cell office:value-type="float" office:value="57910">
            <text:p>57910</text:p>
          </table:table-cell>
          <table:table-cell office:value-type="float" office:value="87.97">
            <text:p>87.97</text:p>
          </table:table-cell>
          <table:table-cell office:value-type="float" office:value="0.206">
            <text:p>0.21</text:p>
          </table:table-cell>
          <table:table-cell office:value-type="float" office:value="7">
            <text:p>7</text:p>
          </table:table-cell>
          <table:table-cell table:formula="oooc:=2*PI()*[.C4]*1000/([.D4]*24*3600)" office:value-type="float" office:value="47.8723887797884">
            <text:p>47.87</text:p>
          </table:table-cell>
          <table:table-cell table:formula="oooc:=([.G4]*1000)^2*[.C4]*1000*1000/(0.0000000000667)" office:value-type="float" office:value="1.98974732127965E+030">
            <text:p>1.99E+030</text:p>
          </table:table-cell>
          <table:table-cell table:number-columns-repeated="2"/>
        </table:table-row>
        <table:table-row table:style-name="ro1">
          <table:table-cell office:value-type="string">
            <text:p>Venus</text:p>
          </table:table-cell>
          <table:table-cell office:value-type="string">
            <text:p>Sonne</text:p>
          </table:table-cell>
          <table:table-cell office:value-type="float" office:value="108200">
            <text:p>108200</text:p>
          </table:table-cell>
          <table:table-cell office:value-type="float" office:value="226.436">
            <text:p>226.44</text:p>
          </table:table-cell>
          <table:table-cell office:value-type="float" office:value="0.007">
            <text:p>0.01</text:p>
          </table:table-cell>
          <table:table-cell office:value-type="float" office:value="3.4">
            <text:p>3.4</text:p>
          </table:table-cell>
          <table:table-cell table:formula="oooc:=2*PI()*[.C5]*1000/([.D5]*24*3600)" office:value-type="float" office:value="34.7494481637539">
            <text:p>34.75</text:p>
          </table:table-cell>
          <table:table-cell table:formula="oooc:=([.G5]*1000)^2*[.C5]*1000*1000/(0.0000000000667)" office:value-type="float" office:value="1.95883227555565E+030">
            <text:p>1.96E+030</text:p>
          </table:table-cell>
          <table:table-cell table:number-columns-repeated="2"/>
        </table:table-row>
        <table:table-row table:style-name="ro1">
          <table:table-cell office:value-type="string">
            <text:p>Erde</text:p>
          </table:table-cell>
          <table:table-cell office:value-type="string">
            <text:p>Sonne</text:p>
          </table:table-cell>
          <table:table-cell office:value-type="float" office:value="149570">
            <text:p>149570</text:p>
          </table:table-cell>
          <table:table-cell office:value-type="float" office:value="365.22">
            <text:p>365.22</text:p>
          </table:table-cell>
          <table:table-cell office:value-type="float" office:value="0.017">
            <text:p>0.02</text:p>
          </table:table-cell>
          <table:table-cell office:value-type="float" office:value="0">
            <text:p>0</text:p>
          </table:table-cell>
          <table:table-cell table:formula="oooc:=2*PI()*[.C6]*1000/([.D6]*24*3600)" office:value-type="float" office:value="29.7821514225207">
            <text:p>29.78</text:p>
          </table:table-cell>
          <table:table-cell table:formula="oooc:=([.G6]*1000)^2*[.C6]*1000*1000/(0.0000000000667)" office:value-type="float" office:value="1.98898173297526E+030">
            <text:p>1.99E+030</text:p>
          </table:table-cell>
          <table:table-cell table:number-columns-repeated="2"/>
        </table:table-row>
        <table:table-row table:style-name="ro1">
          <table:table-cell office:value-type="string">
            <text:p>Mars</text:p>
          </table:table-cell>
          <table:table-cell office:value-type="string">
            <text:p>Sonne</text:p>
          </table:table-cell>
          <table:table-cell office:value-type="float" office:value="227940">
            <text:p>227940</text:p>
          </table:table-cell>
          <table:table-cell office:value-type="float" office:value="693.918">
            <text:p>693.92</text:p>
          </table:table-cell>
          <table:table-cell office:value-type="float" office:value="0.093">
            <text:p>0.09</text:p>
          </table:table-cell>
          <table:table-cell office:value-type="float" office:value="1.8">
            <text:p>1.8</text:p>
          </table:table-cell>
          <table:table-cell table:formula="oooc:=2*PI()*[.C7]*1000/([.D7]*24*3600)" office:value-type="float" office:value="23.8879299439071">
            <text:p>23.89</text:p>
          </table:table-cell>
          <table:table-cell table:formula="oooc:=([.G7]*1000)^2*[.C7]*1000*1000/(0.0000000000667)" office:value-type="float" office:value="1.95007692541714E+030">
            <text:p>1.95E+030</text:p>
          </table:table-cell>
          <table:table-cell table:number-columns-repeated="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Sonne</text:p>
          </table:table-cell>
          <table:table-cell office:value-type="float" office:value="778330">
            <text:p>778330</text:p>
          </table:table-cell>
          <table:table-cell office:value-type="float" office:value="4332.12">
            <text:p>4332.12</text:p>
          </table:table-cell>
          <table:table-cell office:value-type="float" office:value="0.004">
            <text:p>0</text:p>
          </table:table-cell>
          <table:table-cell office:value-type="float" office:value="1.3">
            <text:p>1.3</text:p>
          </table:table-cell>
          <table:table-cell table:formula="oooc:=2*PI()*[.C8]*1000/([.D8]*24*3600)" office:value-type="float" office:value="13.0656017983569">
            <text:p>13.07</text:p>
          </table:table-cell>
          <table:table-cell table:formula="oooc:=([.G8]*1000)^2*[.C8]*1000*1000/(0.0000000000667)" office:value-type="float" office:value="1.99203411781749E+030">
            <text:p>1.99E+030</text:p>
          </table:table-cell>
          <table:table-cell table:formula="oooc:=AVERAGE([.H16:.H46])" office:value-type="float" office:value="1.90472248370907E+027">
            <text:p>1.90E+027</text:p>
          </table:table-cell>
          <table:table-cell table:formula="oooc:=STDEV([.H16:.H46])" office:value-type="float" office:value="5.08331848533187E+025">
            <text:p>5.08E+025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string">
            <text:p>Sonne</text:p>
          </table:table-cell>
          <table:table-cell office:value-type="float" office:value="1429400">
            <text:p>1429400</text:p>
          </table:table-cell>
          <table:table-cell office:value-type="float" office:value="10759.5">
            <text:p>10759.5</text:p>
          </table:table-cell>
          <table:table-cell office:value-type="float" office:value="0.056">
            <text:p>0.06</text:p>
          </table:table-cell>
          <table:table-cell office:value-type="float" office:value="2.5">
            <text:p>2.5</text:p>
          </table:table-cell>
          <table:table-cell table:formula="oooc:=2*PI()*[.C9]*1000/([.D9]*24*3600)" office:value-type="float" office:value="9.66112750282965">
            <text:p>9.66</text:p>
          </table:table-cell>
          <table:table-cell table:formula="oooc:=([.G9]*1000)^2*[.C9]*1000*1000/(0.0000000000667)" office:value-type="float" office:value="2.0002467403944E+030">
            <text:p>2.00E+030</text:p>
          </table:table-cell>
          <table:table-cell table:formula="oooc:=AVERAGE([.H47:.H76])" office:value-type="float" office:value="5.62230719019398E+026">
            <text:p>5.62E+026</text:p>
          </table:table-cell>
          <table:table-cell table:formula="oooc:=STDEV([.H47:.H76])" office:value-type="float" office:value="3.85259448859626E+025">
            <text:p>3.85E+025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string">
            <text:p>Sonne</text:p>
          </table:table-cell>
          <table:table-cell office:value-type="float" office:value="2870990">
            <text:p>2870990</text:p>
          </table:table-cell>
          <table:table-cell office:value-type="float" office:value="30685">
            <text:p>30685</text:p>
          </table:table-cell>
          <table:table-cell office:value-type="float" office:value="0.047">
            <text:p>0.05</text:p>
          </table:table-cell>
          <table:table-cell office:value-type="float" office:value="0.8">
            <text:p>0.8</text:p>
          </table:table-cell>
          <table:table-cell table:formula="oooc:=2*PI()*[.C10]*1000/([.D10]*24*3600)" office:value-type="float" office:value="6.80411551407202">
            <text:p>6.8</text:p>
          </table:table-cell>
          <table:table-cell table:formula="oooc:=([.G10]*1000)^2*[.C10]*1000*1000/(0.0000000000667)" office:value-type="float" office:value="1.99273340905259E+030">
            <text:p>1.99E+030</text:p>
          </table:table-cell>
          <table:table-cell table:formula="oooc:=AVERAGE([.H77:.H97])" office:value-type="float" office:value="8.69796420309649E+025">
            <text:p>8.70E+025</text:p>
          </table:table-cell>
          <table:table-cell table:formula="oooc:=STDEV([.H77:.H97])" office:value-type="float" office:value="7.4251496453518E+023">
            <text:p>7.43E+023</text:p>
          </table:table-cell>
        </table:table-row>
        <table:table-row table:style-name="ro1">
          <table:table-cell office:value-type="string">
            <text:p>Neptun</text:p>
          </table:table-cell>
          <table:table-cell office:value-type="string">
            <text:p>Sonne</text:p>
          </table:table-cell>
          <table:table-cell office:value-type="float" office:value="4502057">
            <text:p>4502057</text:p>
          </table:table-cell>
          <table:table-cell office:value-type="float" office:value="59786.5">
            <text:p>59786.5</text:p>
          </table:table-cell>
          <table:table-cell office:value-type="float" office:value="0.009">
            <text:p>0.01</text:p>
          </table:table-cell>
          <table:table-cell office:value-type="float" office:value="1.8">
            <text:p>1.8</text:p>
          </table:table-cell>
          <table:table-cell table:formula="oooc:=2*PI()*[.C11]*1000/([.D11]*24*3600)" office:value-type="float" office:value="5.47613297333417">
            <text:p>5.48</text:p>
          </table:table-cell>
          <table:table-cell table:formula="oooc:=([.G11]*1000)^2*[.C11]*1000*1000/(0.0000000000667)" office:value-type="float" office:value="2.0241054110929E+030">
            <text:p>2.02E+030</text:p>
          </table:table-cell>
          <table:table-cell table:formula="oooc:=AVERAGE([.H98:.H105])" office:value-type="float" office:value="1.02314798923011E+026">
            <text:p>1.02E+026</text:p>
          </table:table-cell>
          <table:table-cell table:formula="oooc:=STDEV([.H98:.H105])" office:value-type="float" office:value="4.11029189576983E+023">
            <text:p>4.11E+02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string">
            <text:p>Sonne</text:p>
          </table:table-cell>
          <table:table-cell office:value-type="float" office:value="5893058">
            <text:p>5893058</text:p>
          </table:table-cell>
          <table:table-cell office:value-type="float" office:value="90574.6">
            <text:p>90574.6</text:p>
          </table:table-cell>
          <table:table-cell office:value-type="float" office:value="0.248">
            <text:p>0.25</text:p>
          </table:table-cell>
          <table:table-cell office:value-type="float" office:value="17.1">
            <text:p>17.1</text:p>
          </table:table-cell>
          <table:table-cell table:formula="oooc:=2*PI()*[.C12]*1000/([.D12]*24*3600)" office:value-type="float" office:value="4.73151712837595">
            <text:p>4.73</text:p>
          </table:table-cell>
          <table:table-cell table:formula="oooc:=([.G12]*1000)^2*[.C12]*1000*1000/(0.0000000000667)" office:value-type="float" office:value="1.97795184802814E+030">
            <text:p>1.98E+030</text:p>
          </table:table-cell>
          <table:table-cell table:number-columns-repeated="2"/>
        </table:table-row>
        <table:table-row table:style-name="ro1">
          <table:table-cell office:value-type="string">
            <text:p>Mond</text:p>
          </table:table-cell>
          <table:table-cell office:value-type="string">
            <text:p>Erde</text:p>
          </table:table-cell>
          <table:table-cell office:value-type="float" office:value="384.395">
            <text:p>384.4</text:p>
          </table:table-cell>
          <table:table-cell office:value-type="float" office:value="27.3">
            <text:p>27.3</text:p>
          </table:table-cell>
          <table:table-cell office:value-type="float" office:value="0.0549">
            <text:p>0.05</text:p>
          </table:table-cell>
          <table:table-cell office:value-type="float" office:value="5.15">
            <text:p>5.15</text:p>
          </table:table-cell>
          <table:table-cell table:formula="oooc:=2*PI()*[.C13]*1000/([.D13]*24*3600)" office:value-type="float" office:value="1.02395579642912">
            <text:p>1.02</text:p>
          </table:table-cell>
          <table:table-cell table:formula="oooc:=([.G13]*1000)^2*[.C13]*1000*1000/(0.0000000000667)" office:value-type="float" office:value="6.04246736745902E+024">
            <text:p>6.04E+024</text:p>
          </table:table-cell>
          <table:table-cell table:number-columns-repeated="2"/>
        </table:table-row>
        <table:table-row table:style-name="ro2">
          <table:table-cell office:value-type="string">
            <text:p>Phobos</text:p>
          </table:table-cell>
          <table:table-cell office:value-type="string">
            <text:p>Mars</text:p>
          </table:table-cell>
          <table:table-cell office:value-type="float" office:value="9.37804">
            <text:p>9.38</text:p>
          </table:table-cell>
          <table:table-cell office:value-type="float" office:value="0.319">
            <text:p>0.32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table:formula="oooc:=2*PI()*[.C14]*1000/([.D14]*24*3600)" office:value-type="float" office:value="2.13790067115633">
            <text:p>2.14</text:p>
          </table:table-cell>
          <table:table-cell table:formula="oooc:=([.G14]*1000)^2*[.C14]*1000*1000/(0.0000000000667)" office:value-type="float" office:value="6.42630441230671E+023">
            <text:p>6.43E+023</text:p>
          </table:table-cell>
          <table:table-cell table:number-columns-repeated="2"/>
        </table:table-row>
        <table:table-row table:style-name="ro2">
          <table:table-cell office:value-type="string">
            <text:p>Deimos</text:p>
          </table:table-cell>
          <table:table-cell office:value-type="string">
            <text:p>Mars</text:p>
          </table:table-cell>
          <table:table-cell office:value-type="float" office:value="23.4526">
            <text:p>23.45</text:p>
          </table:table-cell>
          <table:table-cell office:value-type="float" office:value="1.262">
            <text:p>1.26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table:formula="oooc:=2*PI()*[.C15]*1000/([.D15]*24*3600)" office:value-type="float" office:value="1.35144310668655">
            <text:p>1.35</text:p>
          </table:table-cell>
          <table:table-cell table:formula="oooc:=([.G15]*1000)^2*[.C15]*1000*1000/(0.0000000000667)" office:value-type="float" office:value="6.42185798678291E+023">
            <text:p>6.42E+023</text:p>
          </table:table-cell>
          <table:table-cell table:number-columns-repeated="2"/>
        </table:table-row>
        <table:table-row table:style-name="ro1">
          <table:table-cell office:value-type="string">
            <text:p>Metis</text:p>
          </table:table-cell>
          <table:table-cell office:value-type="string">
            <text:p>Jupiter</text:p>
          </table:table-cell>
          <table:table-cell office:value-type="float" office:value="127.882">
            <text:p>127.88</text:p>
          </table:table-cell>
          <table:table-cell office:value-type="float" office:value="0.295">
            <text:p>0.3</text:p>
          </table:table-cell>
          <table:table-cell table:number-columns-repeated="2" office:value-type="float" office:value="0">
            <text:p>0</text:p>
          </table:table-cell>
          <table:table-cell table:formula="oooc:=2*PI()*[.C16]*1000/([.D16]*24*3600)" office:value-type="float" office:value="31.524886356432">
            <text:p>31.52</text:p>
          </table:table-cell>
          <table:table-cell table:formula="oooc:=([.G16]*1000)^2*[.C16]*1000*1000/(0.0000000000667)" office:value-type="float" office:value="1.90541967427807E+027">
            <text:p>1.91E+027</text:p>
          </table:table-cell>
          <table:table-cell table:number-columns-repeated="2"/>
        </table:table-row>
        <table:table-row table:style-name="ro1">
          <table:table-cell office:value-type="string">
            <text:p>Adrastea</text:p>
          </table:table-cell>
          <table:table-cell office:value-type="string">
            <text:p>Jupiter</text:p>
          </table:table-cell>
          <table:table-cell office:value-type="float" office:value="128.929">
            <text:p>128.93</text:p>
          </table:table-cell>
          <table:table-cell office:value-type="float" office:value="0.298">
            <text:p>0.3</text:p>
          </table:table-cell>
          <table:table-cell table:number-columns-repeated="2" office:value-type="float" office:value="0">
            <text:p>0</text:p>
          </table:table-cell>
          <table:table-cell table:formula="oooc:=2*PI()*[.C17]*1000/([.D17]*24*3600)" office:value-type="float" office:value="31.4630250461936">
            <text:p>31.46</text:p>
          </table:table-cell>
          <table:table-cell table:formula="oooc:=([.G17]*1000)^2*[.C17]*1000*1000/(0.0000000000667)" office:value-type="float" office:value="1.91348795283818E+027">
            <text:p>1.91E+027</text:p>
          </table:table-cell>
          <table:table-cell table:number-columns-repeated="2"/>
        </table:table-row>
        <table:table-row table:style-name="ro1">
          <table:table-cell office:value-type="string">
            <text:p>Amalthea</text:p>
          </table:table-cell>
          <table:table-cell office:value-type="string">
            <text:p>Jupiter</text:p>
          </table:table-cell>
          <table:table-cell office:value-type="float" office:value="180.98">
            <text:p>180.98</text:p>
          </table:table-cell>
          <table:table-cell office:value-type="float" office:value="0.498">
            <text:p>0.5</text:p>
          </table:table-cell>
          <table:table-cell office:value-type="float" office:value="0.003">
            <text:p>0</text:p>
          </table:table-cell>
          <table:table-cell office:value-type="float" office:value="0.4">
            <text:p>0.4</text:p>
          </table:table-cell>
          <table:table-cell table:formula="oooc:=2*PI()*[.C18]*1000/([.D18]*24*3600)" office:value-type="float" office:value="26.4281867491578">
            <text:p>26.43</text:p>
          </table:table-cell>
          <table:table-cell table:formula="oooc:=([.G18]*1000)^2*[.C18]*1000*1000/(0.0000000000667)" office:value-type="float" office:value="1.89513208315526E+027">
            <text:p>1.90E+027</text:p>
          </table:table-cell>
          <table:table-cell table:number-columns-repeated="2"/>
        </table:table-row>
        <table:table-row table:style-name="ro1">
          <table:table-cell office:value-type="string">
            <text:p>Thebe</text:p>
          </table:table-cell>
          <table:table-cell office:value-type="string">
            <text:p>Jupiter</text:p>
          </table:table-cell>
          <table:table-cell office:value-type="float" office:value="221.364">
            <text:p>221.36</text:p>
          </table:table-cell>
          <table:table-cell office:value-type="float" office:value="0.675">
            <text:p>0.68</text:p>
          </table:table-cell>
          <table:table-cell office:value-type="float" office:value="0.018">
            <text:p>0.02</text:p>
          </table:table-cell>
          <table:table-cell office:value-type="float" office:value="1.07">
            <text:p>1.07</text:p>
          </table:table-cell>
          <table:table-cell table:formula="oooc:=2*PI()*[.C19]*1000/([.D19]*24*3600)" office:value-type="float" office:value="23.8489546011403">
            <text:p>23.85</text:p>
          </table:table-cell>
          <table:table-cell table:formula="oooc:=([.G19]*1000)^2*[.C19]*1000*1000/(0.0000000000667)" office:value-type="float" office:value="1.88764296401363E+027">
            <text:p>1.89E+027</text:p>
          </table:table-cell>
          <table:table-cell table:number-columns-repeated="2"/>
        </table:table-row>
        <table:table-row table:style-name="ro2">
          <table:table-cell office:value-type="string">
            <text:p>Io</text:p>
          </table:table-cell>
          <table:table-cell office:value-type="string">
            <text:p>Jupiter</text:p>
          </table:table-cell>
          <table:table-cell office:value-type="float" office:value="421.787">
            <text:p>421.79</text:p>
          </table:table-cell>
          <table:table-cell office:value-type="float" office:value="1.77">
            <text:p>1.77</text:p>
          </table:table-cell>
          <table:table-cell office:value-type="float" office:value="0.004">
            <text:p>0</text:p>
          </table:table-cell>
          <table:table-cell office:value-type="float" office:value="0.04">
            <text:p>0.04</text:p>
          </table:table-cell>
          <table:table-cell table:formula="oooc:=2*PI()*[.C20]*1000/([.D20]*24*3600)" office:value-type="float" office:value="17.3295006876397">
            <text:p>17.33</text:p>
          </table:table-cell>
          <table:table-cell table:formula="oooc:=([.G20]*1000)^2*[.C20]*1000*1000/(0.0000000000667)" office:value-type="float" office:value="1.89906336332002E+027">
            <text:p>1.90E+027</text:p>
          </table:table-cell>
          <table:table-cell table:number-columns-repeated="2"/>
        </table:table-row>
        <table:table-row table:style-name="ro2">
          <table:table-cell office:value-type="string">
            <text:p>Europa</text:p>
          </table:table-cell>
          <table:table-cell office:value-type="string">
            <text:p>Jupiter</text:p>
          </table:table-cell>
          <table:table-cell office:value-type="float" office:value="670.074">
            <text:p>670.07</text:p>
          </table:table-cell>
          <table:table-cell office:value-type="float" office:value="3.55">
            <text:p>3.55</text:p>
          </table:table-cell>
          <table:table-cell office:value-type="float" office:value="0.009">
            <text:p>0.01</text:p>
          </table:table-cell>
          <table:table-cell office:value-type="float" office:value="0.47">
            <text:p>0.47</text:p>
          </table:table-cell>
          <table:table-cell table:formula="oooc:=2*PI()*[.C21]*1000/([.D21]*24*3600)" office:value-type="float" office:value="13.7265229248926">
            <text:p>13.73</text:p>
          </table:table-cell>
          <table:table-cell table:formula="oooc:=([.G21]*1000)^2*[.C21]*1000*1000/(0.0000000000667)" office:value-type="float" office:value="1.89285790205445E+027">
            <text:p>1.89E+027</text:p>
          </table:table-cell>
          <table:table-cell table:number-columns-repeated="2"/>
        </table:table-row>
        <table:table-row table:style-name="ro2">
          <table:table-cell office:value-type="string">
            <text:p>Ganymede</text:p>
          </table:table-cell>
          <table:table-cell office:value-type="string">
            <text:p>Jupiter</text:p>
          </table:table-cell>
          <table:table-cell office:value-type="float" office:value="1069.43">
            <text:p>1069.43</text:p>
          </table:table-cell>
          <table:table-cell office:value-type="float" office:value="7.15">
            <text:p>7.15</text:p>
          </table:table-cell>
          <table:table-cell office:value-type="float" office:value="0.002">
            <text:p>0</text:p>
          </table:table-cell>
          <table:table-cell office:value-type="float" office:value="0.195">
            <text:p>0.2</text:p>
          </table:table-cell>
          <table:table-cell table:formula="oooc:=2*PI()*[.C22]*1000/([.D22]*24*3600)" office:value-type="float" office:value="10.8770831116567">
            <text:p>10.88</text:p>
          </table:table-cell>
          <table:table-cell table:formula="oooc:=([.G22]*1000)^2*[.C22]*1000*1000/(0.0000000000667)" office:value-type="float" office:value="1.89693051536792E+027">
            <text:p>1.90E+027</text:p>
          </table:table-cell>
          <table:table-cell table:number-columns-repeated="2"/>
        </table:table-row>
        <table:table-row table:style-name="ro2">
          <table:table-cell office:value-type="string">
            <text:p>Callisto</text:p>
          </table:table-cell>
          <table:table-cell office:value-type="string">
            <text:p>Jupiter</text:p>
          </table:table-cell>
          <table:table-cell office:value-type="float" office:value="1839.71">
            <text:p>1839.71</text:p>
          </table:table-cell>
          <table:table-cell office:value-type="float" office:value="16.7">
            <text:p>16.7</text:p>
          </table:table-cell>
          <table:table-cell office:value-type="float" office:value="0.007">
            <text:p>0.01</text:p>
          </table:table-cell>
          <table:table-cell office:value-type="float" office:value="0.281">
            <text:p>0.28</text:p>
          </table:table-cell>
          <table:table-cell table:formula="oooc:=2*PI()*[.C23]*1000/([.D23]*24*3600)" office:value-type="float" office:value="8.01122674198226">
            <text:p>8.01</text:p>
          </table:table-cell>
          <table:table-cell table:formula="oooc:=([.G23]*1000)^2*[.C23]*1000*1000/(0.0000000000667)" office:value-type="float" office:value="1.77019692756277E+027">
            <text:p>1.77E+027</text:p>
          </table:table-cell>
          <table:table-cell table:number-columns-repeated="2"/>
        </table:table-row>
        <table:table-row table:style-name="ro1">
          <table:table-cell office:value-type="string">
            <text:p>Themisto</text:p>
          </table:table-cell>
          <table:table-cell office:value-type="string">
            <text:p>Jupiter</text:p>
          </table:table-cell>
          <table:table-cell office:value-type="float" office:value="7508.41">
            <text:p>7508.41</text:p>
          </table:table-cell>
          <table:table-cell office:value-type="float" office:value="130">
            <text:p>130</text:p>
          </table:table-cell>
          <table:table-cell office:value-type="float" office:value="0.242">
            <text:p>0.24</text:p>
          </table:table-cell>
          <table:table-cell office:value-type="float" office:value="43">
            <text:p>43</text:p>
          </table:table-cell>
          <table:table-cell table:formula="oooc:=2*PI()*[.C24]*1000/([.D24]*24*3600)" office:value-type="float" office:value="4.20020756697652">
            <text:p>4.2</text:p>
          </table:table-cell>
          <table:table-cell table:formula="oooc:=([.G24]*1000)^2*[.C24]*1000*1000/(0.0000000000667)" office:value-type="float" office:value="1.985928697247E+027">
            <text:p>1.99E+027</text:p>
          </table:table-cell>
          <table:table-cell table:number-columns-repeated="2"/>
        </table:table-row>
        <table:table-row table:style-name="ro2">
          <table:table-cell office:value-type="string">
            <text:p>Leda</text:p>
          </table:table-cell>
          <table:table-cell office:value-type="string">
            <text:p>Jupiter</text:p>
          </table:table-cell>
          <table:table-cell office:value-type="float" office:value="11172.9">
            <text:p>11172.9</text:p>
          </table:table-cell>
          <table:table-cell office:value-type="float" office:value="239">
            <text:p>239</text:p>
          </table:table-cell>
          <table:table-cell office:value-type="float" office:value="0.164">
            <text:p>0.16</text:p>
          </table:table-cell>
          <table:table-cell office:value-type="float" office:value="26.1">
            <text:p>26.1</text:p>
          </table:table-cell>
          <table:table-cell table:formula="oooc:=2*PI()*[.C25]*1000/([.D25]*24*3600)" office:value-type="float" office:value="3.39964944205151">
            <text:p>3.4</text:p>
          </table:table-cell>
          <table:table-cell table:formula="oooc:=([.G25]*1000)^2*[.C25]*1000*1000/(0.0000000000667)" office:value-type="float" office:value="1.93601336552487E+027">
            <text:p>1.94E+027</text:p>
          </table:table-cell>
          <table:table-cell table:number-columns-repeated="2"/>
        </table:table-row>
        <table:table-row table:style-name="ro1">
          <table:table-cell office:value-type="string">
            <text:p>Himalia</text:p>
          </table:table-cell>
          <table:table-cell office:value-type="string">
            <text:p>Jupiter</text:p>
          </table:table-cell>
          <table:table-cell office:value-type="float" office:value="11457.1">
            <text:p>11457.1</text:p>
          </table:table-cell>
          <table:table-cell office:value-type="float" office:value="251">
            <text:p>251</text:p>
          </table:table-cell>
          <table:table-cell office:value-type="float" office:value="0.162">
            <text:p>0.16</text:p>
          </table:table-cell>
          <table:table-cell office:value-type="float" office:value="27.6">
            <text:p>27.6</text:p>
          </table:table-cell>
          <table:table-cell table:formula="oooc:=2*PI()*[.C26]*1000/([.D26]*24*3600)" office:value-type="float" office:value="3.31945746564147">
            <text:p>3.32</text:p>
          </table:table-cell>
          <table:table-cell table:formula="oooc:=([.G26]*1000)^2*[.C26]*1000*1000/(0.0000000000667)" office:value-type="float" office:value="1.89270568265178E+027">
            <text:p>1.89E+027</text:p>
          </table:table-cell>
          <table:table-cell table:number-columns-repeated="2"/>
        </table:table-row>
        <table:table-row table:style-name="ro1">
          <table:table-cell office:value-type="string">
            <text:p>Lysithea</text:p>
          </table:table-cell>
          <table:table-cell office:value-type="string">
            <text:p>Jupiter</text:p>
          </table:table-cell>
          <table:table-cell office:value-type="float" office:value="11711.3">
            <text:p>11711.3</text:p>
          </table:table-cell>
          <table:table-cell office:value-type="float" office:value="259">
            <text:p>259</text:p>
          </table:table-cell>
          <table:table-cell office:value-type="float" office:value="0.112">
            <text:p>0.11</text:p>
          </table:table-cell>
          <table:table-cell office:value-type="float" office:value="29">
            <text:p>29</text:p>
          </table:table-cell>
          <table:table-cell table:formula="oooc:=2*PI()*[.C27]*1000/([.D27]*24*3600)" office:value-type="float" office:value="3.28830026848153">
            <text:p>3.29</text:p>
          </table:table-cell>
          <table:table-cell table:formula="oooc:=([.G27]*1000)^2*[.C27]*1000*1000/(0.0000000000667)" office:value-type="float" office:value="1.89855073841753E+027">
            <text:p>1.90E+027</text:p>
          </table:table-cell>
          <table:table-cell table:number-columns-repeated="2"/>
        </table:table-row>
        <table:table-row table:style-name="ro1">
          <table:table-cell office:value-type="string">
            <text:p>Elara</text:p>
          </table:table-cell>
          <table:table-cell office:value-type="string">
            <text:p>Jupiter</text:p>
          </table:table-cell>
          <table:table-cell office:value-type="float" office:value="11741.2">
            <text:p>11741.2</text:p>
          </table:table-cell>
          <table:table-cell office:value-type="float" office:value="260">
            <text:p>260</text:p>
          </table:table-cell>
          <table:table-cell office:value-type="float" office:value="0.217">
            <text:p>0.22</text:p>
          </table:table-cell>
          <table:table-cell office:value-type="float" office:value="24.8">
            <text:p>24.8</text:p>
          </table:table-cell>
          <table:table-cell table:formula="oooc:=2*PI()*[.C28]*1000/([.D28]*24*3600)" office:value-type="float" office:value="3.28401599575574">
            <text:p>3.28</text:p>
          </table:table-cell>
          <table:table-cell table:formula="oooc:=([.G28]*1000)^2*[.C28]*1000*1000/(0.0000000000667)" office:value-type="float" office:value="1.89844132776805E+027">
            <text:p>1.90E+027</text:p>
          </table:table-cell>
          <table:table-cell table:number-columns-repeated="2"/>
        </table:table-row>
        <table:table-row table:style-name="ro2">
          <table:table-cell office:value-type="string">
            <text:p>S/2000_J11</text:p>
          </table:table-cell>
          <table:table-cell office:value-type="string">
            <text:p>Jupiter</text:p>
          </table:table-cell>
          <table:table-cell office:value-type="float" office:value="12563.9">
            <text:p>12563.9</text:p>
          </table:table-cell>
          <table:table-cell office:value-type="float" office:value="287">
            <text:p>287</text:p>
          </table:table-cell>
          <table:table-cell office:value-type="float" office:value="0.248">
            <text:p>0.25</text:p>
          </table:table-cell>
          <table:table-cell office:value-type="float" office:value="28.3">
            <text:p>28.3</text:p>
          </table:table-cell>
          <table:table-cell table:formula="oooc:=2*PI()*[.C29]*1000/([.D29]*24*3600)" office:value-type="float" office:value="3.18352819238263">
            <text:p>3.18</text:p>
          </table:table-cell>
          <table:table-cell table:formula="oooc:=([.G29]*1000)^2*[.C29]*1000*1000/(0.0000000000667)" office:value-type="float" office:value="1.9090444366285E+027">
            <text:p>1.91E+027</text:p>
          </table:table-cell>
          <table:table-cell table:number-columns-repeated="2"/>
        </table:table-row>
        <table:table-row table:style-name="ro2">
          <table:table-cell office:value-type="string">
            <text:p>S/2001_J10</text:p>
          </table:table-cell>
          <table:table-cell office:value-type="string">
            <text:p>Jupiter</text:p>
          </table:table-cell>
          <table:table-cell office:value-type="float" office:value="18995.4">
            <text:p>18995.4</text:p>
          </table:table-cell>
          <table:table-cell office:value-type="float" office:value="534">
            <text:p>534</text:p>
          </table:table-cell>
          <table:table-cell office:value-type="float" office:value="0.156">
            <text:p>0.16</text:p>
          </table:table-cell>
          <table:table-cell office:value-type="float" office:value="147">
            <text:p>147</text:p>
          </table:table-cell>
          <table:table-cell table:formula="oooc:=2*PI()*[.C30]*1000/([.D30]*24*3600)" office:value-type="float" office:value="2.58686230285058">
            <text:p>2.59</text:p>
          </table:table-cell>
          <table:table-cell table:formula="oooc:=([.G30]*1000)^2*[.C30]*1000*1000/(0.0000000000667)" office:value-type="float" office:value="1.90576450320898E+027">
            <text:p>1.91E+027</text:p>
          </table:table-cell>
          <table:table-cell table:number-columns-repeated="2"/>
        </table:table-row>
        <table:table-row table:style-name="ro2">
          <table:table-cell office:value-type="string">
            <text:p>S/2001_J8</text:p>
          </table:table-cell>
          <table:table-cell office:value-type="string">
            <text:p>Jupiter</text:p>
          </table:table-cell>
          <table:table-cell office:value-type="float" office:value="20640.7">
            <text:p>20640.7</text:p>
          </table:table-cell>
          <table:table-cell office:value-type="float" office:value="609">
            <text:p>609</text:p>
          </table:table-cell>
          <table:table-cell office:value-type="float" office:value="0.475">
            <text:p>0.48</text:p>
          </table:table-cell>
          <table:table-cell office:value-type="float" office:value="165">
            <text:p>165</text:p>
          </table:table-cell>
          <table:table-cell table:formula="oooc:=2*PI()*[.C31]*1000/([.D31]*24*3600)" office:value-type="float" office:value="2.46475215460039">
            <text:p>2.46</text:p>
          </table:table-cell>
          <table:table-cell table:formula="oooc:=([.G31]*1000)^2*[.C31]*1000*1000/(0.0000000000667)" office:value-type="float" office:value="1.87994480077785E+027">
            <text:p>1.88E+027</text:p>
          </table:table-cell>
          <table:table-cell table:number-columns-repeated="2"/>
        </table:table-row>
        <table:table-row table:style-name="ro2">
          <table:table-cell office:value-type="string">
            <text:p>S/2001_J9</text:p>
          </table:table-cell>
          <table:table-cell office:value-type="string">
            <text:p>Jupiter</text:p>
          </table:table-cell>
          <table:table-cell office:value-type="float" office:value="20790.2">
            <text:p>20790.2</text:p>
          </table:table-cell>
          <table:table-cell office:value-type="float" office:value="617">
            <text:p>617</text:p>
          </table:table-cell>
          <table:table-cell office:value-type="float" office:value="0.272">
            <text:p>0.27</text:p>
          </table:table-cell>
          <table:table-cell office:value-type="float" office:value="142">
            <text:p>142</text:p>
          </table:table-cell>
          <table:table-cell table:formula="oooc:=2*PI()*[.C32]*1000/([.D32]*24*3600)" office:value-type="float" office:value="2.45041492536551">
            <text:p>2.45</text:p>
          </table:table-cell>
          <table:table-cell table:formula="oooc:=([.G32]*1000)^2*[.C32]*1000*1000/(0.0000000000667)" office:value-type="float" office:value="1.871595927254E+027">
            <text:p>1.87E+027</text:p>
          </table:table-cell>
          <table:table-cell table:number-columns-repeated="2"/>
        </table:table-row>
        <table:table-row table:style-name="ro2">
          <table:table-cell office:value-type="string">
            <text:p>S/2001_J2</text:p>
          </table:table-cell>
          <table:table-cell office:value-type="string">
            <text:p>Jupiter</text:p>
          </table:table-cell>
          <table:table-cell office:value-type="float" office:value="20790.2">
            <text:p>20790.2</text:p>
          </table:table-cell>
          <table:table-cell office:value-type="float" office:value="615">
            <text:p>615</text:p>
          </table:table-cell>
          <table:table-cell office:value-type="float" office:value="0.295">
            <text:p>0.3</text:p>
          </table:table-cell>
          <table:table-cell office:value-type="float" office:value="149">
            <text:p>149</text:p>
          </table:table-cell>
          <table:table-cell table:formula="oooc:=2*PI()*[.C33]*1000/([.D33]*24*3600)" office:value-type="float" office:value="2.45838375439109">
            <text:p>2.46</text:p>
          </table:table-cell>
          <table:table-cell table:formula="oooc:=([.G33]*1000)^2*[.C33]*1000*1000/(0.0000000000667)" office:value-type="float" office:value="1.88378870236075E+027">
            <text:p>1.88E+027</text:p>
          </table:table-cell>
          <table:table-cell table:number-columns-repeated="2"/>
        </table:table-row>
        <table:table-row table:style-name="ro1">
          <table:table-cell office:value-type="string">
            <text:p>Praxidike</text:p>
          </table:table-cell>
          <table:table-cell office:value-type="string">
            <text:p>Jupiter</text:p>
          </table:table-cell>
          <table:table-cell office:value-type="float" office:value="20939.8">
            <text:p>20939.8</text:p>
          </table:table-cell>
          <table:table-cell office:value-type="float" office:value="617">
            <text:p>617</text:p>
          </table:table-cell>
          <table:table-cell office:value-type="float" office:value="0.22">
            <text:p>0.22</text:p>
          </table:table-cell>
          <table:table-cell office:value-type="float" office:value="149">
            <text:p>149</text:p>
          </table:table-cell>
          <table:table-cell table:formula="oooc:=2*PI()*[.C34]*1000/([.D34]*24*3600)" office:value-type="float" office:value="2.46804737107718">
            <text:p>2.47</text:p>
          </table:table-cell>
          <table:table-cell table:formula="oooc:=([.G34]*1000)^2*[.C34]*1000*1000/(0.0000000000667)" office:value-type="float" office:value="1.91228966450348E+027">
            <text:p>1.91E+027</text:p>
          </table:table-cell>
          <table:table-cell table:number-columns-repeated="2"/>
        </table:table-row>
        <table:table-row table:style-name="ro2">
          <table:table-cell office:value-type="string">
            <text:p>S/2001_J7</text:p>
          </table:table-cell>
          <table:table-cell office:value-type="string">
            <text:p>Jupiter</text:p>
          </table:table-cell>
          <table:table-cell office:value-type="float" office:value="20939.8">
            <text:p>20939.8</text:p>
          </table:table-cell>
          <table:table-cell office:value-type="float" office:value="622">
            <text:p>622</text:p>
          </table:table-cell>
          <table:table-cell office:value-type="float" office:value="0.176">
            <text:p>0.18</text:p>
          </table:table-cell>
          <table:table-cell office:value-type="float" office:value="146">
            <text:p>146</text:p>
          </table:table-cell>
          <table:table-cell table:formula="oooc:=2*PI()*[.C35]*1000/([.D35]*24*3600)" office:value-type="float" office:value="2.44820776198492">
            <text:p>2.45</text:p>
          </table:table-cell>
          <table:table-cell table:formula="oooc:=([.G35]*1000)^2*[.C35]*1000*1000/(0.0000000000667)" office:value-type="float" office:value="1.88166902764179E+027">
            <text:p>1.88E+027</text:p>
          </table:table-cell>
          <table:table-cell table:number-columns-repeated="2"/>
        </table:table-row>
        <table:table-row table:style-name="ro1">
          <table:table-cell office:value-type="string">
            <text:p>Harpalyke</text:p>
          </table:table-cell>
          <table:table-cell office:value-type="string">
            <text:p>Jupiter</text:p>
          </table:table-cell>
          <table:table-cell office:value-type="float" office:value="21089.4">
            <text:p>21089.4</text:p>
          </table:table-cell>
          <table:table-cell office:value-type="float" office:value="625">
            <text:p>625</text:p>
          </table:table-cell>
          <table:table-cell office:value-type="float" office:value="0.227">
            <text:p>0.23</text:p>
          </table:table-cell>
          <table:table-cell office:value-type="float" office:value="149">
            <text:p>149</text:p>
          </table:table-cell>
          <table:table-cell table:formula="oooc:=2*PI()*[.C36]*1000/([.D36]*24*3600)" office:value-type="float" office:value="2.45386311513395">
            <text:p>2.45</text:p>
          </table:table-cell>
          <table:table-cell table:formula="oooc:=([.G36]*1000)^2*[.C36]*1000*1000/(0.0000000000667)" office:value-type="float" office:value="1.90387773694907E+027">
            <text:p>1.90E+027</text:p>
          </table:table-cell>
          <table:table-cell table:number-columns-repeated="2"/>
        </table:table-row>
        <table:table-row table:style-name="ro2">
          <table:table-cell office:value-type="string">
            <text:p>S/2001_J3</text:p>
          </table:table-cell>
          <table:table-cell office:value-type="string">
            <text:p>Jupiter</text:p>
          </table:table-cell>
          <table:table-cell office:value-type="float" office:value="21388.5">
            <text:p>21388.5</text:p>
          </table:table-cell>
          <table:table-cell office:value-type="float" office:value="630">
            <text:p>630</text:p>
          </table:table-cell>
          <table:table-cell office:value-type="float" office:value="0.251">
            <text:p>0.25</text:p>
          </table:table-cell>
          <table:table-cell office:value-type="float" office:value="150">
            <text:p>150</text:p>
          </table:table-cell>
          <table:table-cell table:formula="oooc:=2*PI()*[.C37]*1000/([.D37]*24*3600)" office:value-type="float" office:value="2.46891367105031">
            <text:p>2.47</text:p>
          </table:table-cell>
          <table:table-cell table:formula="oooc:=([.G37]*1000)^2*[.C37]*1000*1000/(0.0000000000667)" office:value-type="float" office:value="1.95463784488602E+027">
            <text:p>1.95E+027</text:p>
          </table:table-cell>
          <table:table-cell table:number-columns-repeated="2"/>
        </table:table-row>
        <table:table-row table:style-name="ro2">
          <table:table-cell office:value-type="string">
            <text:p>S/2001_J6</text:p>
          </table:table-cell>
          <table:table-cell office:value-type="string">
            <text:p>Jupiter</text:p>
          </table:table-cell>
          <table:table-cell office:value-type="float" office:value="22884.2">
            <text:p>22884.2</text:p>
          </table:table-cell>
          <table:table-cell office:value-type="float" office:value="715">
            <text:p>715</text:p>
          </table:table-cell>
          <table:table-cell office:value-type="float" office:value="0.288">
            <text:p>0.29</text:p>
          </table:table-cell>
          <table:table-cell office:value-type="float" office:value="165">
            <text:p>165</text:p>
          </table:table-cell>
          <table:table-cell table:formula="oooc:=2*PI()*[.C38]*1000/([.D38]*24*3600)" office:value-type="float" office:value="2.32753284781402">
            <text:p>2.33</text:p>
          </table:table-cell>
          <table:table-cell table:formula="oooc:=([.G38]*1000)^2*[.C38]*1000*1000/(0.0000000000667)" office:value-type="float" office:value="1.85866678629038E+027">
            <text:p>1.86E+027</text:p>
          </table:table-cell>
          <table:table-cell table:number-columns-repeated="2"/>
        </table:table-row>
        <table:table-row table:style-name="ro2">
          <table:table-cell office:value-type="string">
            <text:p>S/2001_J4</text:p>
          </table:table-cell>
          <table:table-cell office:value-type="string">
            <text:p>Jupiter</text:p>
          </table:table-cell>
          <table:table-cell office:value-type="float" office:value="23332.9">
            <text:p>23332.9</text:p>
          </table:table-cell>
          <table:table-cell office:value-type="float" office:value="713">
            <text:p>713</text:p>
          </table:table-cell>
          <table:table-cell office:value-type="float" office:value="0.345">
            <text:p>0.35</text:p>
          </table:table-cell>
          <table:table-cell office:value-type="float" office:value="150">
            <text:p>150</text:p>
          </table:table-cell>
          <table:table-cell table:formula="oooc:=2*PI()*[.C39]*1000/([.D39]*24*3600)" office:value-type="float" office:value="2.37982660728486">
            <text:p>2.38</text:p>
          </table:table-cell>
          <table:table-cell table:formula="oooc:=([.G39]*1000)^2*[.C39]*1000*1000/(0.0000000000667)" office:value-type="float" office:value="1.98122371316733E+027">
            <text:p>1.98E+027</text:p>
          </table:table-cell>
          <table:table-cell table:number-columns-repeated="2"/>
        </table:table-row>
        <table:table-row table:style-name="ro1">
          <table:table-cell office:value-type="string">
            <text:p>Chaldene</text:p>
          </table:table-cell>
          <table:table-cell office:value-type="string">
            <text:p>Jupiter</text:p>
          </table:table-cell>
          <table:table-cell office:value-type="float" office:value="23332.9">
            <text:p>23332.9</text:p>
          </table:table-cell>
          <table:table-cell office:value-type="float" office:value="734">
            <text:p>734</text:p>
          </table:table-cell>
          <table:table-cell office:value-type="float" office:value="0.238">
            <text:p>0.24</text:p>
          </table:table-cell>
          <table:table-cell office:value-type="float" office:value="165">
            <text:p>165</text:p>
          </table:table-cell>
          <table:table-cell table:formula="oooc:=2*PI()*[.C40]*1000/([.D40]*24*3600)" office:value-type="float" office:value="2.31173892506009">
            <text:p>2.31</text:p>
          </table:table-cell>
          <table:table-cell table:formula="oooc:=([.G40]*1000)^2*[.C40]*1000*1000/(0.0000000000667)" office:value-type="float" office:value="1.86947842407168E+027">
            <text:p>1.87E+027</text:p>
          </table:table-cell>
          <table:table-cell table:number-columns-repeated="2"/>
        </table:table-row>
        <table:table-row table:style-name="ro2">
          <table:table-cell office:value-type="string">
            <text:p>S/2001_J11</text:p>
          </table:table-cell>
          <table:table-cell office:value-type="string">
            <text:p>Jupiter</text:p>
          </table:table-cell>
          <table:table-cell office:value-type="float" office:value="23332.9">
            <text:p>23332.9</text:p>
          </table:table-cell>
          <table:table-cell office:value-type="float" office:value="736">
            <text:p>736</text:p>
          </table:table-cell>
          <table:table-cell office:value-type="float" office:value="0.291">
            <text:p>0.29</text:p>
          </table:table-cell>
          <table:table-cell office:value-type="float" office:value="166">
            <text:p>166</text:p>
          </table:table-cell>
          <table:table-cell table:formula="oooc:=2*PI()*[.C41]*1000/([.D41]*24*3600)" office:value-type="float" office:value="2.30545702580721">
            <text:p>2.31</text:p>
          </table:table-cell>
          <table:table-cell table:formula="oooc:=([.G41]*1000)^2*[.C41]*1000*1000/(0.0000000000667)" office:value-type="float" office:value="1.85933201987676E+027">
            <text:p>1.86E+027</text:p>
          </table:table-cell>
          <table:table-cell table:number-columns-repeated="2"/>
        </table:table-row>
        <table:table-row table:style-name="ro2">
          <table:table-cell office:value-type="string">
            <text:p>S/2001_J5</text:p>
          </table:table-cell>
          <table:table-cell office:value-type="string">
            <text:p>Jupiter</text:p>
          </table:table-cell>
          <table:table-cell office:value-type="float" office:value="23482.5">
            <text:p>23482.5</text:p>
          </table:table-cell>
          <table:table-cell office:value-type="float" office:value="732">
            <text:p>732</text:p>
          </table:table-cell>
          <table:table-cell office:value-type="float" office:value="0.454">
            <text:p>0.45</text:p>
          </table:table-cell>
          <table:table-cell office:value-type="float" office:value="155">
            <text:p>155</text:p>
          </table:table-cell>
          <table:table-cell table:formula="oooc:=2*PI()*[.C42]*1000/([.D42]*24*3600)" office:value-type="float" office:value="2.33291747267514">
            <text:p>2.33</text:p>
          </table:table-cell>
          <table:table-cell table:formula="oooc:=([.G42]*1000)^2*[.C42]*1000*1000/(0.0000000000667)" office:value-type="float" office:value="1.91609593159676E+027">
            <text:p>1.92E+027</text:p>
          </table:table-cell>
          <table:table-cell table:number-columns-repeated="2"/>
        </table:table-row>
        <table:table-row table:style-name="ro1">
          <table:table-cell office:value-type="string">
            <text:p>Pasiphae</text:p>
          </table:table-cell>
          <table:table-cell office:value-type="string">
            <text:p>Jupiter</text:p>
          </table:table-cell>
          <table:table-cell office:value-type="float" office:value="23632.1">
            <text:p>23632.1</text:p>
          </table:table-cell>
          <table:table-cell office:value-type="float" office:value="708">
            <text:p>708</text:p>
          </table:table-cell>
          <table:table-cell office:value-type="float" office:value="0.409">
            <text:p>0.41</text:p>
          </table:table-cell>
          <table:table-cell office:value-type="float" office:value="158">
            <text:p>158</text:p>
          </table:table-cell>
          <table:table-cell table:formula="oooc:=2*PI()*[.C43]*1000/([.D43]*24*3600)" office:value-type="float" office:value="2.42736554943828">
            <text:p>2.43</text:p>
          </table:table-cell>
          <table:table-cell table:formula="oooc:=([.G43]*1000)^2*[.C43]*1000*1000/(0.0000000000667)" office:value-type="float" office:value="2.08759789164685E+027">
            <text:p>2.09E+027</text:p>
          </table:table-cell>
          <table:table-cell table:number-columns-repeated="2"/>
        </table:table-row>
        <table:table-row table:style-name="ro2">
          <table:table-cell office:value-type="string">
            <text:p>S/2001_J1</text:p>
          </table:table-cell>
          <table:table-cell office:value-type="string">
            <text:p>Jupiter</text:p>
          </table:table-cell>
          <table:table-cell office:value-type="float" office:value="23781.6">
            <text:p>23781.6</text:p>
          </table:table-cell>
          <table:table-cell office:value-type="float" office:value="752">
            <text:p>752</text:p>
          </table:table-cell>
          <table:table-cell office:value-type="float" office:value="0.415">
            <text:p>0.42</text:p>
          </table:table-cell>
          <table:table-cell office:value-type="float" office:value="152">
            <text:p>152</text:p>
          </table:table-cell>
          <table:table-cell table:formula="oooc:=2*PI()*[.C44]*1000/([.D44]*24*3600)" office:value-type="float" office:value="2.29979621782072">
            <text:p>2.3</text:p>
          </table:table-cell>
          <table:table-cell table:formula="oooc:=([.G44]*1000)^2*[.C44]*1000*1000/(0.0000000000667)" office:value-type="float" office:value="1.88579268609773E+027">
            <text:p>1.89E+027</text:p>
          </table:table-cell>
          <table:table-cell table:number-columns-repeated="2"/>
        </table:table-row>
        <table:table-row table:style-name="ro1">
          <table:table-cell office:value-type="string">
            <text:p>Megaclite</text:p>
          </table:table-cell>
          <table:table-cell office:value-type="string">
            <text:p>Jupiter</text:p>
          </table:table-cell>
          <table:table-cell office:value-type="float" office:value="23931.2">
            <text:p>23931.2</text:p>
          </table:table-cell>
          <table:table-cell office:value-type="float" office:value="758">
            <text:p>758</text:p>
          </table:table-cell>
          <table:table-cell office:value-type="float" office:value="0.425">
            <text:p>0.43</text:p>
          </table:table-cell>
          <table:table-cell office:value-type="float" office:value="153">
            <text:p>153</text:p>
          </table:table-cell>
          <table:table-cell table:formula="oooc:=2*PI()*[.C45]*1000/([.D45]*24*3600)" office:value-type="float" office:value="2.29594455779061">
            <text:p>2.3</text:p>
          </table:table-cell>
          <table:table-cell table:formula="oooc:=([.G45]*1000)^2*[.C45]*1000*1000/(0.0000000000667)" office:value-type="float" office:value="1.89130441129809E+027">
            <text:p>1.89E+027</text:p>
          </table:table-cell>
          <table:table-cell table:number-columns-repeated="2"/>
        </table:table-row>
        <table:table-row table:style-name="ro1">
          <table:table-cell office:value-type="string">
            <text:p>Callirrhoe</text:p>
          </table:table-cell>
          <table:table-cell office:value-type="string">
            <text:p>Jupiter</text:p>
          </table:table-cell>
          <table:table-cell office:value-type="float" office:value="24080.8">
            <text:p>24080.8</text:p>
          </table:table-cell>
          <table:table-cell office:value-type="float" office:value="759">
            <text:p>759</text:p>
          </table:table-cell>
          <table:table-cell office:value-type="float" office:value="0.283">
            <text:p>0.28</text:p>
          </table:table-cell>
          <table:table-cell office:value-type="float" office:value="147">
            <text:p>147</text:p>
          </table:table-cell>
          <table:table-cell table:formula="oooc:=2*PI()*[.C46]*1000/([.D46]*24*3600)" office:value-type="float" office:value="2.3072532197752">
            <text:p>2.31</text:p>
          </table:table-cell>
          <table:table-cell table:formula="oooc:=([.G46]*1000)^2*[.C46]*1000*1000/(0.0000000000667)" office:value-type="float" office:value="1.92192129252567E+027">
            <text:p>1.92E+027</text:p>
          </table:table-cell>
          <table:table-cell table:number-columns-repeated="2"/>
        </table:table-row>
        <table:table-row table:style-name="ro2">
          <table:table-cell office:value-type="string">
            <text:p>Pan</text:p>
          </table:table-cell>
          <table:table-cell office:value-type="string">
            <text:p>Saturn</text:p>
          </table:table-cell>
          <table:table-cell office:value-type="float" office:value="133.716">
            <text:p>133.72</text:p>
          </table:table-cell>
          <table:table-cell office:value-type="float" office:value="0.575">
            <text:p>0.58</text:p>
          </table:table-cell>
          <table:table-cell table:number-columns-repeated="2" office:value-type="float" office:value="0">
            <text:p>0</text:p>
          </table:table-cell>
          <table:table-cell table:formula="oooc:=2*PI()*[.C47]*1000/([.D47]*24*3600)" office:value-type="float" office:value="16.9114816130198">
            <text:p>16.91</text:p>
          </table:table-cell>
          <table:table-cell table:formula="oooc:=([.G47]*1000)^2*[.C47]*1000*1000/(0.0000000000667)" office:value-type="float" office:value="5.73351374735043E+026">
            <text:p>5.73E+026</text:p>
          </table:table-cell>
          <table:table-cell table:number-columns-repeated="2"/>
        </table:table-row>
        <table:table-row table:style-name="ro2">
          <table:table-cell office:value-type="string">
            <text:p>Atlas</text:p>
          </table:table-cell>
          <table:table-cell office:value-type="string">
            <text:p>Saturn</text:p>
          </table:table-cell>
          <table:table-cell office:value-type="float" office:value="137.604">
            <text:p>137.6</text:p>
          </table:table-cell>
          <table:table-cell office:value-type="float" office:value="0.602">
            <text:p>0.6</text:p>
          </table:table-cell>
          <table:table-cell table:number-columns-repeated="2" office:value-type="float" office:value="0">
            <text:p>0</text:p>
          </table:table-cell>
          <table:table-cell table:formula="oooc:=2*PI()*[.C48]*1000/([.D48]*24*3600)" office:value-type="float" office:value="16.6226665553314">
            <text:p>16.62</text:p>
          </table:table-cell>
          <table:table-cell table:formula="oooc:=([.G48]*1000)^2*[.C48]*1000*1000/(0.0000000000667)" office:value-type="float" office:value="5.70041679540522E+026">
            <text:p>5.70E+026</text:p>
          </table:table-cell>
          <table:table-cell table:number-columns-repeated="2"/>
        </table:table-row>
        <table:table-row table:style-name="ro2">
          <table:table-cell office:value-type="string">
            <text:p>Prometheus</text:p>
          </table:table-cell>
          <table:table-cell office:value-type="string">
            <text:p>Saturn</text:p>
          </table:table-cell>
          <table:table-cell office:value-type="float" office:value="139.25">
            <text:p>139.25</text:p>
          </table:table-cell>
          <table:table-cell office:value-type="float" office:value="0.613">
            <text:p>0.61</text:p>
          </table:table-cell>
          <table:table-cell office:value-type="float" office:value="0.003">
            <text:p>0</text:p>
          </table:table-cell>
          <table:table-cell office:value-type="float" office:value="0">
            <text:p>0</text:p>
          </table:table-cell>
          <table:table-cell table:formula="oooc:=2*PI()*[.C49]*1000/([.D49]*24*3600)" office:value-type="float" office:value="16.5196505125211">
            <text:p>16.52</text:p>
          </table:table-cell>
          <table:table-cell table:formula="oooc:=([.G49]*1000)^2*[.C49]*1000*1000/(0.0000000000667)" office:value-type="float" office:value="5.69732613013876E+026">
            <text:p>5.70E+026</text:p>
          </table:table-cell>
          <table:table-cell table:number-columns-repeated="2"/>
        </table:table-row>
        <table:table-row table:style-name="ro2">
          <table:table-cell office:value-type="string">
            <text:p>Pandora</text:p>
          </table:table-cell>
          <table:table-cell office:value-type="string">
            <text:p>Saturn</text:p>
          </table:table-cell>
          <table:table-cell office:value-type="float" office:value="141.643">
            <text:p>141.64</text:p>
          </table:table-cell>
          <table:table-cell office:value-type="float" office:value="0.628">
            <text:p>0.63</text:p>
          </table:table-cell>
          <table:table-cell office:value-type="float" office:value="0.004">
            <text:p>0</text:p>
          </table:table-cell>
          <table:table-cell office:value-type="float" office:value="0">
            <text:p>0</text:p>
          </table:table-cell>
          <table:table-cell table:formula="oooc:=2*PI()*[.C50]*1000/([.D50]*24*3600)" office:value-type="float" office:value="16.4021809474677">
            <text:p>16.4</text:p>
          </table:table-cell>
          <table:table-cell table:formula="oooc:=([.G50]*1000)^2*[.C50]*1000*1000/(0.0000000000667)" office:value-type="float" office:value="5.71310860519227E+026">
            <text:p>5.71E+026</text:p>
          </table:table-cell>
          <table:table-cell table:number-columns-repeated="2"/>
        </table:table-row>
        <table:table-row table:style-name="ro1">
          <table:table-cell office:value-type="string">
            <text:p>Epimetheus</text:p>
          </table:table-cell>
          <table:table-cell office:value-type="string">
            <text:p>Saturn</text:p>
          </table:table-cell>
          <table:table-cell office:value-type="float" office:value="149.57">
            <text:p>149.57</text:p>
          </table:table-cell>
          <table:table-cell office:value-type="float" office:value="0.694">
            <text:p>0.69</text:p>
          </table:table-cell>
          <table:table-cell office:value-type="float" office:value="0.009">
            <text:p>0.01</text:p>
          </table:table-cell>
          <table:table-cell office:value-type="float" office:value="0.694">
            <text:p>0.69</text:p>
          </table:table-cell>
          <table:table-cell table:formula="oooc:=2*PI()*[.C51]*1000/([.D51]*24*3600)" office:value-type="float" office:value="15.6729644705086">
            <text:p>15.67</text:p>
          </table:table-cell>
          <table:table-cell table:formula="oooc:=([.G51]*1000)^2*[.C51]*1000*1000/(0.0000000000667)" office:value-type="float" office:value="5.50834277563682E+026">
            <text:p>5.51E+026</text:p>
          </table:table-cell>
          <table:table-cell table:number-columns-repeated="2"/>
        </table:table-row>
        <table:table-row table:style-name="ro2">
          <table:table-cell office:value-type="string">
            <text:p>Janus</text:p>
          </table:table-cell>
          <table:table-cell office:value-type="string">
            <text:p>Saturn</text:p>
          </table:table-cell>
          <table:table-cell office:value-type="float" office:value="151.066">
            <text:p>151.07</text:p>
          </table:table-cell>
          <table:table-cell office:value-type="float" office:value="0.695">
            <text:p>0.7</text:p>
          </table:table-cell>
          <table:table-cell office:value-type="float" office:value="0.007">
            <text:p>0.01</text:p>
          </table:table-cell>
          <table:table-cell office:value-type="float" office:value="0.14">
            <text:p>0.14</text:p>
          </table:table-cell>
          <table:table-cell table:formula="oooc:=2*PI()*[.C52]*1000/([.D52]*24*3600)" office:value-type="float" office:value="15.8069489677323">
            <text:p>15.81</text:p>
          </table:table-cell>
          <table:table-cell table:formula="oooc:=([.G52]*1000)^2*[.C52]*1000*1000/(0.0000000000667)" office:value-type="float" office:value="5.65896487584659E+026">
            <text:p>5.66E+026</text:p>
          </table:table-cell>
          <table:table-cell table:number-columns-repeated="2"/>
        </table:table-row>
        <table:table-row table:style-name="ro1">
          <table:table-cell office:value-type="string">
            <text:p>Mimas</text:p>
          </table:table-cell>
          <table:table-cell office:value-type="string">
            <text:p>Saturn</text:p>
          </table:table-cell>
          <table:table-cell office:value-type="float" office:value="185.467">
            <text:p>185.47</text:p>
          </table:table-cell>
          <table:table-cell office:value-type="float" office:value="0.942">
            <text:p>0.94</text:p>
          </table:table-cell>
          <table:table-cell office:value-type="float" office:value="0.02">
            <text:p>0.02</text:p>
          </table:table-cell>
          <table:table-cell office:value-type="float" office:value="1.53">
            <text:p>1.53</text:p>
          </table:table-cell>
          <table:table-cell table:formula="oooc:=2*PI()*[.C53]*1000/([.D53]*24*3600)" office:value-type="float" office:value="14.3179839162965">
            <text:p>14.32</text:p>
          </table:table-cell>
          <table:table-cell table:formula="oooc:=([.G53]*1000)^2*[.C53]*1000*1000/(0.0000000000667)" office:value-type="float" office:value="5.70038979188546E+026">
            <text:p>5.70E+026</text:p>
          </table:table-cell>
          <table:table-cell table:number-columns-repeated="2"/>
        </table:table-row>
        <table:table-row table:style-name="ro1">
          <table:table-cell office:value-type="string">
            <text:p>Enceladus</text:p>
          </table:table-cell>
          <table:table-cell office:value-type="string">
            <text:p>Saturn</text:p>
          </table:table-cell>
          <table:table-cell office:value-type="float" office:value="237.816">
            <text:p>237.82</text:p>
          </table:table-cell>
          <table:table-cell office:value-type="float" office:value="1.37">
            <text:p>1.37</text:p>
          </table:table-cell>
          <table:table-cell office:value-type="float" office:value="0.045">
            <text:p>0.05</text:p>
          </table:table-cell>
          <table:table-cell office:value-type="float" office:value="0.02">
            <text:p>0.02</text:p>
          </table:table-cell>
          <table:table-cell table:formula="oooc:=2*PI()*[.C54]*1000/([.D54]*24*3600)" office:value-type="float" office:value="12.6236989474539">
            <text:p>12.62</text:p>
          </table:table-cell>
          <table:table-cell table:formula="oooc:=([.G54]*1000)^2*[.C54]*1000*1000/(0.0000000000667)" office:value-type="float" office:value="5.68183338035597E+026">
            <text:p>5.68E+026</text:p>
          </table:table-cell>
          <table:table-cell table:number-columns-repeated="2"/>
        </table:table-row>
        <table:table-row table:style-name="ro2">
          <table:table-cell office:value-type="string">
            <text:p>Tethys</text:p>
          </table:table-cell>
          <table:table-cell office:value-type="string">
            <text:p>Saturn</text:p>
          </table:table-cell>
          <table:table-cell office:value-type="float" office:value="293.157">
            <text:p>293.16</text:p>
          </table:table-cell>
          <table:table-cell office:value-type="float" office:value="1.88">
            <text:p>1.88</text:p>
          </table:table-cell>
          <table:table-cell office:value-type="float" office:value="0">
            <text:p>0</text:p>
          </table:table-cell>
          <table:table-cell office:value-type="float" office:value="1.09">
            <text:p>1.09</text:p>
          </table:table-cell>
          <table:table-cell table:formula="oooc:=2*PI()*[.C55]*1000/([.D55]*24*3600)" office:value-type="float" office:value="11.3398822590182">
            <text:p>11.34</text:p>
          </table:table-cell>
          <table:table-cell table:formula="oooc:=([.G55]*1000)^2*[.C55]*1000*1000/(0.0000000000667)" office:value-type="float" office:value="5.65186169069487E+026">
            <text:p>5.65E+026</text:p>
          </table:table-cell>
          <table:table-cell table:number-columns-repeated="2"/>
        </table:table-row>
        <table:table-row table:style-name="ro1">
          <table:table-cell office:value-type="string">
            <text:p>Telesto</text:p>
          </table:table-cell>
          <table:table-cell office:value-type="string">
            <text:p>Saturn</text:p>
          </table:table-cell>
          <table:table-cell office:value-type="float" office:value="294.653">
            <text:p>294.65</text:p>
          </table:table-cell>
          <table:table-cell office:value-type="float" office:value="1.89">
            <text:p>1.89</text:p>
          </table:table-cell>
          <table:table-cell table:number-columns-repeated="2" office:value-type="float" office:value="0">
            <text:p>0</text:p>
          </table:table-cell>
          <table:table-cell table:formula="oooc:=2*PI()*[.C56]*1000/([.D56]*24*3600)" office:value-type="float" office:value="11.3374448872991">
            <text:p>11.34</text:p>
          </table:table-cell>
          <table:table-cell table:formula="oooc:=([.G56]*1000)^2*[.C56]*1000*1000/(0.0000000000667)" office:value-type="float" office:value="5.67826178741674E+026">
            <text:p>5.68E+026</text:p>
          </table:table-cell>
          <table:table-cell table:number-columns-repeated="2"/>
        </table:table-row>
        <table:table-row table:style-name="ro2">
          <table:table-cell office:value-type="string">
            <text:p>Calypso</text:p>
          </table:table-cell>
          <table:table-cell office:value-type="string">
            <text:p>Saturn</text:p>
          </table:table-cell>
          <table:table-cell office:value-type="float" office:value="296.149">
            <text:p>296.15</text:p>
          </table:table-cell>
          <table:table-cell office:value-type="float" office:value="1.9">
            <text:p>1.9</text:p>
          </table:table-cell>
          <table:table-cell table:number-columns-repeated="2" office:value-type="float" office:value="0">
            <text:p>0</text:p>
          </table:table-cell>
          <table:table-cell table:formula="oooc:=2*PI()*[.C57]*1000/([.D57]*24*3600)" office:value-type="float" office:value="11.3350331721243">
            <text:p>11.34</text:p>
          </table:table-cell>
          <table:table-cell table:formula="oooc:=([.G57]*1000)^2*[.C57]*1000*1000/(0.0000000000667)" office:value-type="float" office:value="5.70466344219939E+026">
            <text:p>5.70E+026</text:p>
          </table:table-cell>
          <table:table-cell table:number-columns-repeated="2"/>
        </table:table-row>
        <table:table-row table:style-name="ro2">
          <table:table-cell office:value-type="string">
            <text:p>Dione</text:p>
          </table:table-cell>
          <table:table-cell office:value-type="string">
            <text:p>Saturn</text:p>
          </table:table-cell>
          <table:table-cell office:value-type="float" office:value="376.916">
            <text:p>376.92</text:p>
          </table:table-cell>
          <table:table-cell office:value-type="float" office:value="2.74">
            <text:p>2.74</text:p>
          </table:table-cell>
          <table:table-cell office:value-type="float" office:value="0.0022">
            <text:p>0</text:p>
          </table:table-cell>
          <table:table-cell office:value-type="float" office:value="0.02">
            <text:p>0.02</text:p>
          </table:table-cell>
          <table:table-cell table:formula="oooc:=2*PI()*[.C58]*1000/([.D58]*24*3600)" office:value-type="float" office:value="10.0036879614461">
            <text:p>10</text:p>
          </table:table-cell>
          <table:table-cell table:formula="oooc:=([.G58]*1000)^2*[.C58]*1000*1000/(0.0000000000667)" office:value-type="float" office:value="5.65508338230663E+026">
            <text:p>5.66E+026</text:p>
          </table:table-cell>
          <table:table-cell table:number-columns-repeated="2"/>
        </table:table-row>
        <table:table-row table:style-name="ro2">
          <table:table-cell office:value-type="string">
            <text:p>Helene</text:p>
          </table:table-cell>
          <table:table-cell office:value-type="string">
            <text:p>Saturn</text:p>
          </table:table-cell>
          <table:table-cell office:value-type="float" office:value="378.412">
            <text:p>378.41</text:p>
          </table:table-cell>
          <table:table-cell office:value-type="float" office:value="2.75">
            <text:p>2.75</text:p>
          </table:table-cell>
          <table:table-cell office:value-type="float" office:value="0.005">
            <text:p>0.01</text:p>
          </table:table-cell>
          <table:table-cell office:value-type="float" office:value="0.02">
            <text:p>0.02</text:p>
          </table:table-cell>
          <table:table-cell table:formula="oooc:=2*PI()*[.C59]*1000/([.D59]*24*3600)" office:value-type="float" office:value="10.0068717106921">
            <text:p>10.01</text:p>
          </table:table-cell>
          <table:table-cell table:formula="oooc:=([.G59]*1000)^2*[.C59]*1000*1000/(0.0000000000667)" office:value-type="float" office:value="5.68114312211354E+026">
            <text:p>5.68E+026</text:p>
          </table:table-cell>
          <table:table-cell table:number-columns-repeated="2"/>
        </table:table-row>
        <table:table-row table:style-name="ro2">
          <table:table-cell office:value-type="string">
            <text:p>Rhea</text:p>
          </table:table-cell>
          <table:table-cell office:value-type="string">
            <text:p>Saturn</text:p>
          </table:table-cell>
          <table:table-cell office:value-type="float" office:value="526.486">
            <text:p>526.49</text:p>
          </table:table-cell>
          <table:table-cell office:value-type="float" office:value="4.52">
            <text:p>4.52</text:p>
          </table:table-cell>
          <table:table-cell office:value-type="float" office:value="0.001">
            <text:p>0</text:p>
          </table:table-cell>
          <table:table-cell office:value-type="float" office:value="0.35">
            <text:p>0.35</text:p>
          </table:table-cell>
          <table:table-cell table:formula="oooc:=2*PI()*[.C60]*1000/([.D60]*24*3600)" office:value-type="float" office:value="8.47060671612727">
            <text:p>8.47</text:p>
          </table:table-cell>
          <table:table-cell table:formula="oooc:=([.G60]*1000)^2*[.C60]*1000*1000/(0.0000000000667)" office:value-type="float" office:value="5.66356683266083E+026">
            <text:p>5.66E+026</text:p>
          </table:table-cell>
          <table:table-cell table:number-columns-repeated="2"/>
        </table:table-row>
        <table:table-row table:style-name="ro2">
          <table:table-cell office:value-type="string">
            <text:p>Titan</text:p>
          </table:table-cell>
          <table:table-cell office:value-type="string">
            <text:p>Saturn</text:p>
          </table:table-cell>
          <table:table-cell office:value-type="float" office:value="1046.99">
            <text:p>1046.99</text:p>
          </table:table-cell>
          <table:table-cell office:value-type="float" office:value="15.9">
            <text:p>15.9</text:p>
          </table:table-cell>
          <table:table-cell office:value-type="float" office:value="0.0292">
            <text:p>0.03</text:p>
          </table:table-cell>
          <table:table-cell office:value-type="float" office:value="0.33">
            <text:p>0.33</text:p>
          </table:table-cell>
          <table:table-cell table:formula="oooc:=2*PI()*[.C61]*1000/([.D61]*24*3600)" office:value-type="float" office:value="4.78863279231012">
            <text:p>4.79</text:p>
          </table:table-cell>
          <table:table-cell table:formula="oooc:=([.G61]*1000)^2*[.C61]*1000*1000/(0.0000000000667)" office:value-type="float" office:value="3.59948004474787E+026">
            <text:p>3.60E+026</text:p>
          </table:table-cell>
          <table:table-cell table:number-columns-repeated="2"/>
        </table:table-row>
        <table:table-row table:style-name="ro2">
          <table:table-cell office:value-type="string">
            <text:p>Hyperion</text:p>
          </table:table-cell>
          <table:table-cell office:value-type="string">
            <text:p>Saturn</text:p>
          </table:table-cell>
          <table:table-cell office:value-type="float" office:value="1480.74">
            <text:p>1480.74</text:p>
          </table:table-cell>
          <table:table-cell office:value-type="float" office:value="21.3">
            <text:p>21.3</text:p>
          </table:table-cell>
          <table:table-cell office:value-type="float" office:value="0.1042">
            <text:p>0.1</text:p>
          </table:table-cell>
          <table:table-cell office:value-type="float" office:value="0.43">
            <text:p>0.43</text:p>
          </table:table-cell>
          <table:table-cell table:formula="oooc:=2*PI()*[.C62]*1000/([.D62]*24*3600)" office:value-type="float" office:value="5.05551415609954">
            <text:p>5.06</text:p>
          </table:table-cell>
          <table:table-cell table:formula="oooc:=([.G62]*1000)^2*[.C62]*1000*1000/(0.0000000000667)" office:value-type="float" office:value="5.67392559092006E+026">
            <text:p>5.67E+026</text:p>
          </table:table-cell>
          <table:table-cell table:number-columns-repeated="2"/>
        </table:table-row>
        <table:table-row table:style-name="ro1">
          <table:table-cell office:value-type="string">
            <text:p>Iapetus</text:p>
          </table:table-cell>
          <table:table-cell office:value-type="string">
            <text:p>Saturn</text:p>
          </table:table-cell>
          <table:table-cell office:value-type="float" office:value="3559.77">
            <text:p>3559.77</text:p>
          </table:table-cell>
          <table:table-cell office:value-type="float" office:value="79.3">
            <text:p>79.3</text:p>
          </table:table-cell>
          <table:table-cell office:value-type="float" office:value="0.0283">
            <text:p>0.03</text:p>
          </table:table-cell>
          <table:table-cell office:value-type="float" office:value="14.72">
            <text:p>14.72</text:p>
          </table:table-cell>
          <table:table-cell table:formula="oooc:=2*PI()*[.C63]*1000/([.D63]*24*3600)" office:value-type="float" office:value="3.26448650240219">
            <text:p>3.26</text:p>
          </table:table-cell>
          <table:table-cell table:formula="oooc:=([.G63]*1000)^2*[.C63]*1000*1000/(0.0000000000667)" office:value-type="float" office:value="5.68755827318662E+026">
            <text:p>5.69E+026</text:p>
          </table:table-cell>
          <table:table-cell table:number-columns-repeated="2"/>
        </table:table-row>
        <table:table-row table:style-name="ro2">
          <table:table-cell office:value-type="string">
            <text:p>S/2000_S5</text:p>
          </table:table-cell>
          <table:table-cell office:value-type="string">
            <text:p>Saturn</text:p>
          </table:table-cell>
          <table:table-cell office:value-type="float" office:value="11367.3">
            <text:p>11367.3</text:p>
          </table:table-cell>
          <table:table-cell office:value-type="float" office:value="453">
            <text:p>453</text:p>
          </table:table-cell>
          <table:table-cell office:value-type="float" office:value="0.164">
            <text:p>0.16</text:p>
          </table:table-cell>
          <table:table-cell office:value-type="float" office:value="48.5">
            <text:p>48.5</text:p>
          </table:table-cell>
          <table:table-cell table:formula="oooc:=2*PI()*[.C64]*1000/([.D64]*24*3600)" office:value-type="float" office:value="1.82484190638292">
            <text:p>1.82</text:p>
          </table:table-cell>
          <table:table-cell table:formula="oooc:=([.G64]*1000)^2*[.C64]*1000*1000/(0.0000000000667)" office:value-type="float" office:value="5.67521056078962E+026">
            <text:p>5.68E+026</text:p>
          </table:table-cell>
          <table:table-cell table:number-columns-repeated="2"/>
        </table:table-row>
        <table:table-row table:style-name="ro2">
          <table:table-cell office:value-type="string">
            <text:p>S/2000_S6</text:p>
          </table:table-cell>
          <table:table-cell office:value-type="string">
            <text:p>Saturn</text:p>
          </table:table-cell>
          <table:table-cell office:value-type="float" office:value="11442.1">
            <text:p>11442.1</text:p>
          </table:table-cell>
          <table:table-cell office:value-type="float" office:value="454">
            <text:p>454</text:p>
          </table:table-cell>
          <table:table-cell office:value-type="float" office:value="0.366">
            <text:p>0.37</text:p>
          </table:table-cell>
          <table:table-cell office:value-type="float" office:value="49.2">
            <text:p>49.2</text:p>
          </table:table-cell>
          <table:table-cell table:formula="oooc:=2*PI()*[.C65]*1000/([.D65]*24*3600)" office:value-type="float" office:value="1.83280394954518">
            <text:p>1.83</text:p>
          </table:table-cell>
          <table:table-cell table:formula="oooc:=([.G65]*1000)^2*[.C65]*1000*1000/(0.0000000000667)" office:value-type="float" office:value="5.76251314685239E+026">
            <text:p>5.76E+026</text:p>
          </table:table-cell>
          <table:table-cell table:number-columns-repeated="2"/>
        </table:table-row>
        <table:table-row table:style-name="ro2">
          <table:table-cell office:value-type="string">
            <text:p>Phoebe</text:p>
          </table:table-cell>
          <table:table-cell office:value-type="string">
            <text:p>Saturn</text:p>
          </table:table-cell>
          <table:table-cell office:value-type="float" office:value="12952.8">
            <text:p>12952.8</text:p>
          </table:table-cell>
          <table:table-cell office:value-type="float" office:value="550">
            <text:p>550</text:p>
          </table:table-cell>
          <table:table-cell office:value-type="float" office:value="0.1633">
            <text:p>0.16</text:p>
          </table:table-cell>
          <table:table-cell office:value-type="float" office:value="175.3">
            <text:p>175.3</text:p>
          </table:table-cell>
          <table:table-cell table:formula="oooc:=2*PI()*[.C66]*1000/([.D66]*24*3600)" office:value-type="float" office:value="1.71264399509334">
            <text:p>1.71</text:p>
          </table:table-cell>
          <table:table-cell table:formula="oooc:=([.G66]*1000)^2*[.C66]*1000*1000/(0.0000000000667)" office:value-type="float" office:value="5.69602672366647E+026">
            <text:p>5.70E+026</text:p>
          </table:table-cell>
          <table:table-cell table:number-columns-repeated="2"/>
        </table:table-row>
        <table:table-row table:style-name="ro2">
          <table:table-cell office:value-type="string">
            <text:p>S/2000_S2</text:p>
          </table:table-cell>
          <table:table-cell office:value-type="string">
            <text:p>Saturn</text:p>
          </table:table-cell>
          <table:table-cell office:value-type="float" office:value="14957">
            <text:p>14957</text:p>
          </table:table-cell>
          <table:table-cell office:value-type="float" office:value="683">
            <text:p>683</text:p>
          </table:table-cell>
          <table:table-cell office:value-type="float" office:value="0.462">
            <text:p>0.46</text:p>
          </table:table-cell>
          <table:table-cell office:value-type="float" office:value="47.1">
            <text:p>47.1</text:p>
          </table:table-cell>
          <table:table-cell table:formula="oooc:=2*PI()*[.C67]*1000/([.D67]*24*3600)" office:value-type="float" office:value="1.59253841032694">
            <text:p>1.59</text:p>
          </table:table-cell>
          <table:table-cell table:formula="oooc:=([.G67]*1000)^2*[.C67]*1000*1000/(0.0000000000667)" office:value-type="float" office:value="5.68719987199401E+026">
            <text:p>5.69E+026</text:p>
          </table:table-cell>
          <table:table-cell table:number-columns-repeated="2"/>
        </table:table-row>
        <table:table-row table:style-name="ro2">
          <table:table-cell office:value-type="string">
            <text:p>S/2000_S8</text:p>
          </table:table-cell>
          <table:table-cell office:value-type="string">
            <text:p>Saturn</text:p>
          </table:table-cell>
          <table:table-cell office:value-type="float" office:value="15405.7">
            <text:p>15405.7</text:p>
          </table:table-cell>
          <table:table-cell office:value-type="float" office:value="712">
            <text:p>712</text:p>
          </table:table-cell>
          <table:table-cell office:value-type="float" office:value="0.211">
            <text:p>0.21</text:p>
          </table:table-cell>
          <table:table-cell office:value-type="float" office:value="148.6">
            <text:p>148.6</text:p>
          </table:table-cell>
          <table:table-cell table:formula="oooc:=2*PI()*[.C68]*1000/([.D68]*24*3600)" office:value-type="float" office:value="1.57350297620839">
            <text:p>1.57</text:p>
          </table:table-cell>
          <table:table-cell table:formula="oooc:=([.G68]*1000)^2*[.C68]*1000*1000/(0.0000000000667)" office:value-type="float" office:value="5.71861343099202E+026">
            <text:p>5.72E+026</text:p>
          </table:table-cell>
          <table:table-cell table:number-columns-repeated="2"/>
        </table:table-row>
        <table:table-row table:style-name="ro2">
          <table:table-cell office:value-type="string">
            <text:p>S/2000_S3</text:p>
          </table:table-cell>
          <table:table-cell office:value-type="string">
            <text:p>Saturn</text:p>
          </table:table-cell>
          <table:table-cell office:value-type="float" office:value="16602.3">
            <text:p>16602.3</text:p>
          </table:table-cell>
          <table:table-cell office:value-type="float" office:value="804">
            <text:p>804</text:p>
          </table:table-cell>
          <table:table-cell office:value-type="float" office:value="0.31">
            <text:p>0.31</text:p>
          </table:table-cell>
          <table:table-cell office:value-type="float" office:value="48.6">
            <text:p>48.6</text:p>
          </table:table-cell>
          <table:table-cell table:formula="oooc:=2*PI()*[.C69]*1000/([.D69]*24*3600)" office:value-type="float" office:value="1.5016832421427">
            <text:p>1.5</text:p>
          </table:table-cell>
          <table:table-cell table:formula="oooc:=([.G69]*1000)^2*[.C69]*1000*1000/(0.0000000000667)" office:value-type="float" office:value="5.61305234069593E+026">
            <text:p>5.61E+026</text:p>
          </table:table-cell>
          <table:table-cell table:number-columns-repeated="2"/>
        </table:table-row>
        <table:table-row table:style-name="ro2">
          <table:table-cell office:value-type="string">
            <text:p>S/2000_S12</text:p>
          </table:table-cell>
          <table:table-cell office:value-type="string">
            <text:p>Saturn</text:p>
          </table:table-cell>
          <table:table-cell office:value-type="float" office:value="17798.8">
            <text:p>17798.8</text:p>
          </table:table-cell>
          <table:table-cell office:value-type="float" office:value="880">
            <text:p>880</text:p>
          </table:table-cell>
          <table:table-cell office:value-type="float" office:value="0.093">
            <text:p>0.09</text:p>
          </table:table-cell>
          <table:table-cell office:value-type="float" office:value="174.8">
            <text:p>174.8</text:p>
          </table:table-cell>
          <table:table-cell table:formula="oooc:=2*PI()*[.C70]*1000/([.D70]*24*3600)" office:value-type="float" office:value="1.47086961602257">
            <text:p>1.47</text:p>
          </table:table-cell>
          <table:table-cell table:formula="oooc:=([.G70]*1000)^2*[.C70]*1000*1000/(0.0000000000667)" office:value-type="float" office:value="5.77315533099106E+026">
            <text:p>5.77E+026</text:p>
          </table:table-cell>
          <table:table-cell table:number-columns-repeated="2"/>
        </table:table-row>
        <table:table-row table:style-name="ro2">
          <table:table-cell office:value-type="string">
            <text:p>S/2000_S11</text:p>
          </table:table-cell>
          <table:table-cell office:value-type="string">
            <text:p>Saturn</text:p>
          </table:table-cell>
          <table:table-cell office:value-type="float" office:value="17873.6">
            <text:p>17873.6</text:p>
          </table:table-cell>
          <table:table-cell office:value-type="float" office:value="888">
            <text:p>888</text:p>
          </table:table-cell>
          <table:table-cell office:value-type="float" office:value="0.381">
            <text:p>0.38</text:p>
          </table:table-cell>
          <table:table-cell office:value-type="float" office:value="34.9">
            <text:p>34.9</text:p>
          </table:table-cell>
          <table:table-cell table:formula="oooc:=2*PI()*[.C71]*1000/([.D71]*24*3600)" office:value-type="float" office:value="1.46374422477693">
            <text:p>1.46</text:p>
          </table:table-cell>
          <table:table-cell table:formula="oooc:=([.G71]*1000)^2*[.C71]*1000*1000/(0.0000000000667)" office:value-type="float" office:value="5.7413839339965E+026">
            <text:p>5.74E+026</text:p>
          </table:table-cell>
          <table:table-cell table:number-columns-repeated="2"/>
        </table:table-row>
        <table:table-row table:style-name="ro2">
          <table:table-cell office:value-type="string">
            <text:p>S/2000_S4</text:p>
          </table:table-cell>
          <table:table-cell office:value-type="string">
            <text:p>Saturn</text:p>
          </table:table-cell>
          <table:table-cell office:value-type="float" office:value="17948.4">
            <text:p>17948.4</text:p>
          </table:table-cell>
          <table:table-cell office:value-type="float" office:value="899">
            <text:p>899</text:p>
          </table:table-cell>
          <table:table-cell office:value-type="float" office:value="0.636">
            <text:p>0.64</text:p>
          </table:table-cell>
          <table:table-cell office:value-type="float" office:value="34.9">
            <text:p>34.9</text:p>
          </table:table-cell>
          <table:table-cell table:formula="oooc:=2*PI()*[.C72]*1000/([.D72]*24*3600)" office:value-type="float" office:value="1.45188485106113">
            <text:p>1.45</text:p>
          </table:table-cell>
          <table:table-cell table:formula="oooc:=([.G72]*1000)^2*[.C72]*1000*1000/(0.0000000000667)" office:value-type="float" office:value="5.67236610808162E+026">
            <text:p>5.67E+026</text:p>
          </table:table-cell>
          <table:table-cell table:number-columns-repeated="2"/>
        </table:table-row>
        <table:table-row table:style-name="ro2">
          <table:table-cell office:value-type="string">
            <text:p>S/2000_S10</text:p>
          </table:table-cell>
          <table:table-cell office:value-type="string">
            <text:p>Saturn</text:p>
          </table:table-cell>
          <table:table-cell office:value-type="float" office:value="18098">
            <text:p>18098</text:p>
          </table:table-cell>
          <table:table-cell office:value-type="float" office:value="906">
            <text:p>906</text:p>
          </table:table-cell>
          <table:table-cell office:value-type="float" office:value="0.62">
            <text:p>0.62</text:p>
          </table:table-cell>
          <table:table-cell office:value-type="float" office:value="33.5">
            <text:p>33.5</text:p>
          </table:table-cell>
          <table:table-cell table:formula="oooc:=2*PI()*[.C73]*1000/([.D73]*24*3600)" office:value-type="float" office:value="1.45267516568218">
            <text:p>1.45</text:p>
          </table:table-cell>
          <table:table-cell table:formula="oooc:=([.G73]*1000)^2*[.C73]*1000*1000/(0.0000000000667)" office:value-type="float" office:value="5.72587383047085E+026">
            <text:p>5.73E+026</text:p>
          </table:table-cell>
          <table:table-cell table:number-columns-repeated="2"/>
        </table:table-row>
        <table:table-row table:style-name="ro2">
          <table:table-cell office:value-type="string">
            <text:p>S/2000_S9</text:p>
          </table:table-cell>
          <table:table-cell office:value-type="string">
            <text:p>Saturn</text:p>
          </table:table-cell>
          <table:table-cell office:value-type="float" office:value="18397.1">
            <text:p>18397.1</text:p>
          </table:table-cell>
          <table:table-cell office:value-type="float" office:value="928">
            <text:p>928</text:p>
          </table:table-cell>
          <table:table-cell office:value-type="float" office:value="0.27">
            <text:p>0.27</text:p>
          </table:table-cell>
          <table:table-cell office:value-type="float" office:value="169.5">
            <text:p>169.5</text:p>
          </table:table-cell>
          <table:table-cell table:formula="oooc:=2*PI()*[.C74]*1000/([.D74]*24*3600)" office:value-type="float" office:value="1.44167550205931">
            <text:p>1.44</text:p>
          </table:table-cell>
          <table:table-cell table:formula="oooc:=([.G74]*1000)^2*[.C74]*1000*1000/(0.0000000000667)" office:value-type="float" office:value="5.73269151688815E+026">
            <text:p>5.73E+026</text:p>
          </table:table-cell>
          <table:table-cell table:number-columns-repeated="2"/>
        </table:table-row>
        <table:table-row table:style-name="ro2">
          <table:table-cell office:value-type="string">
            <text:p>S/2000_S7</text:p>
          </table:table-cell>
          <table:table-cell office:value-type="string">
            <text:p>Saturn</text:p>
          </table:table-cell>
          <table:table-cell office:value-type="float" office:value="20341.5">
            <text:p>20341.5</text:p>
          </table:table-cell>
          <table:table-cell office:value-type="float" office:value="1077">
            <text:p>1077</text:p>
          </table:table-cell>
          <table:table-cell office:value-type="float" office:value="0.51">
            <text:p>0.51</text:p>
          </table:table-cell>
          <table:table-cell office:value-type="float" office:value="175">
            <text:p>175</text:p>
          </table:table-cell>
          <table:table-cell table:formula="oooc:=2*PI()*[.C75]*1000/([.D75]*24*3600)" office:value-type="float" office:value="1.37351497134953">
            <text:p>1.37</text:p>
          </table:table-cell>
          <table:table-cell table:formula="oooc:=([.G75]*1000)^2*[.C75]*1000*1000/(0.0000000000667)" office:value-type="float" office:value="5.7533916182171E+026">
            <text:p>5.75E+026</text:p>
          </table:table-cell>
          <table:table-cell table:number-columns-repeated="2"/>
        </table:table-row>
        <table:table-row table:style-name="ro2">
          <table:table-cell office:value-type="string">
            <text:p>S/2000_S1</text:p>
          </table:table-cell>
          <table:table-cell office:value-type="string">
            <text:p>Saturn</text:p>
          </table:table-cell>
          <table:table-cell office:value-type="float" office:value="23332.9">
            <text:p>23332.9</text:p>
          </table:table-cell>
          <table:table-cell office:value-type="float" office:value="1326">
            <text:p>1326</text:p>
          </table:table-cell>
          <table:table-cell office:value-type="float" office:value="0.385">
            <text:p>0.39</text:p>
          </table:table-cell>
          <table:table-cell office:value-type="float" office:value="172.9">
            <text:p>172.9</text:p>
          </table:table-cell>
          <table:table-cell table:formula="oooc:=2*PI()*[.C76]*1000/([.D76]*24*3600)" office:value-type="float" office:value="1.27965035519917">
            <text:p>1.28</text:p>
          </table:table-cell>
          <table:table-cell table:formula="oooc:=([.G76]*1000)^2*[.C76]*1000*1000/(0.0000000000667)" office:value-type="float" office:value="5.72829702412568E+026">
            <text:p>5.73E+026</text:p>
          </table:table-cell>
          <table:table-cell table:number-columns-repeated="2"/>
        </table:table-row>
        <table:table-row table:style-name="ro2">
          <table:table-cell office:value-type="string">
            <text:p>Cordelia</text:p>
          </table:table-cell>
          <table:table-cell office:value-type="string">
            <text:p>Uranus</text:p>
          </table:table-cell>
          <table:table-cell office:value-type="float" office:value="49.8068">
            <text:p>49.81</text:p>
          </table:table-cell>
          <table:table-cell office:value-type="float" office:value="0.335">
            <text:p>0.34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table:formula="oooc:=2*PI()*[.C77]*1000/([.D77]*24*3600)" office:value-type="float" office:value="10.8120976353521">
            <text:p>10.81</text:p>
          </table:table-cell>
          <table:table-cell table:formula="oooc:=([.G77]*1000)^2*[.C77]*1000*1000/(0.0000000000667)" office:value-type="float" office:value="8.72936642077955E+025">
            <text:p>8.73E+025</text:p>
          </table:table-cell>
          <table:table-cell table:number-columns-repeated="2"/>
        </table:table-row>
        <table:table-row table:style-name="ro2">
          <table:table-cell office:value-type="string">
            <text:p>Ophelia</text:p>
          </table:table-cell>
          <table:table-cell office:value-type="string">
            <text:p>Uranus</text:p>
          </table:table-cell>
          <table:table-cell office:value-type="float" office:value="53.6956">
            <text:p>53.7</text:p>
          </table:table-cell>
          <table:table-cell office:value-type="float" office:value="0.376">
            <text:p>0.38</text:p>
          </table:table-cell>
          <table:table-cell office:value-type="float" office:value="0.001">
            <text:p>0</text:p>
          </table:table-cell>
          <table:table-cell office:value-type="float" office:value="0.09">
            <text:p>0.09</text:p>
          </table:table-cell>
          <table:table-cell table:formula="oooc:=2*PI()*[.C78]*1000/([.D78]*24*3600)" office:value-type="float" office:value="10.3852505965632">
            <text:p>10.39</text:p>
          </table:table-cell>
          <table:table-cell table:formula="oooc:=([.G78]*1000)^2*[.C78]*1000*1000/(0.0000000000667)" office:value-type="float" office:value="8.68254067977018E+025">
            <text:p>8.68E+025</text:p>
          </table:table-cell>
          <table:table-cell table:number-columns-repeated="2"/>
        </table:table-row>
        <table:table-row table:style-name="ro2">
          <table:table-cell office:value-type="string">
            <text:p>Bianca</text:p>
          </table:table-cell>
          <table:table-cell office:value-type="string">
            <text:p>Uranus</text:p>
          </table:table-cell>
          <table:table-cell office:value-type="float" office:value="59.0802">
            <text:p>59.08</text:p>
          </table:table-cell>
          <table:table-cell office:value-type="float" office:value="0.435">
            <text:p>0.44</text:p>
          </table:table-cell>
          <table:table-cell office:value-type="float" office:value="0.001">
            <text:p>0</text:p>
          </table:table-cell>
          <table:table-cell office:value-type="float" office:value="0.16">
            <text:p>0.16</text:p>
          </table:table-cell>
          <table:table-cell table:formula="oooc:=2*PI()*[.C79]*1000/([.D79]*24*3600)" office:value-type="float" office:value="9.87685835954745">
            <text:p>9.88</text:p>
          </table:table-cell>
          <table:table-cell table:formula="oooc:=([.G79]*1000)^2*[.C79]*1000*1000/(0.0000000000667)" office:value-type="float" office:value="8.64079644553186E+025">
            <text:p>8.64E+025</text:p>
          </table:table-cell>
          <table:table-cell table:number-columns-repeated="2"/>
        </table:table-row>
        <table:table-row table:style-name="ro1">
          <table:table-cell office:value-type="string">
            <text:p>Cressida</text:p>
          </table:table-cell>
          <table:table-cell office:value-type="string">
            <text:p>Uranus</text:p>
          </table:table-cell>
          <table:table-cell office:value-type="float" office:value="61.7724">
            <text:p>61.77</text:p>
          </table:table-cell>
          <table:table-cell office:value-type="float" office:value="0.464">
            <text:p>0.46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table:formula="oooc:=2*PI()*[.C80]*1000/([.D80]*24*3600)" office:value-type="float" office:value="9.68149934320173">
            <text:p>9.68</text:p>
          </table:table-cell>
          <table:table-cell table:formula="oooc:=([.G80]*1000)^2*[.C80]*1000*1000/(0.0000000000667)" office:value-type="float" office:value="8.68068269512472E+025">
            <text:p>8.68E+025</text:p>
          </table:table-cell>
          <table:table-cell table:number-columns-repeated="2"/>
        </table:table-row>
        <table:table-row table:style-name="ro2">
          <table:table-cell office:value-type="string">
            <text:p>Desdemona</text:p>
          </table:table-cell>
          <table:table-cell office:value-type="string">
            <text:p>Uranus</text:p>
          </table:table-cell>
          <table:table-cell office:value-type="float" office:value="62.6698">
            <text:p>62.67</text:p>
          </table:table-cell>
          <table:table-cell office:value-type="float" office:value="0.474">
            <text:p>0.47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table:formula="oooc:=2*PI()*[.C81]*1000/([.D81]*24*3600)" office:value-type="float" office:value="9.61492925075899">
            <text:p>9.61</text:p>
          </table:table-cell>
          <table:table-cell table:formula="oooc:=([.G81]*1000)^2*[.C81]*1000*1000/(0.0000000000667)" office:value-type="float" office:value="8.68609671463329E+025">
            <text:p>8.69E+025</text:p>
          </table:table-cell>
          <table:table-cell table:number-columns-repeated="2"/>
        </table:table-row>
        <table:table-row table:style-name="ro2">
          <table:table-cell office:value-type="string">
            <text:p>Juliet</text:p>
          </table:table-cell>
          <table:table-cell office:value-type="string">
            <text:p>Uranus</text:p>
          </table:table-cell>
          <table:table-cell office:value-type="float" office:value="64.3151">
            <text:p>64.32</text:p>
          </table:table-cell>
          <table:table-cell office:value-type="float" office:value="0.493">
            <text:p>0.49</text:p>
          </table:table-cell>
          <table:table-cell office:value-type="float" office:value="0.001">
            <text:p>0</text:p>
          </table:table-cell>
          <table:table-cell office:value-type="float" office:value="0.06">
            <text:p>0.06</text:p>
          </table:table-cell>
          <table:table-cell table:formula="oooc:=2*PI()*[.C82]*1000/([.D82]*24*3600)" office:value-type="float" office:value="9.48707111012006">
            <text:p>9.49</text:p>
          </table:table-cell>
          <table:table-cell table:formula="oooc:=([.G82]*1000)^2*[.C82]*1000*1000/(0.0000000000667)" office:value-type="float" office:value="8.67863506986877E+025">
            <text:p>8.68E+025</text:p>
          </table:table-cell>
          <table:table-cell table:number-columns-repeated="2"/>
        </table:table-row>
        <table:table-row table:style-name="ro2">
          <table:table-cell office:value-type="string">
            <text:p>Portia</text:p>
          </table:table-cell>
          <table:table-cell office:value-type="string">
            <text:p>Uranus</text:p>
          </table:table-cell>
          <table:table-cell office:value-type="float" office:value="66.1099">
            <text:p>66.11</text:p>
          </table:table-cell>
          <table:table-cell office:value-type="float" office:value="0.513">
            <text:p>0.5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table:formula="oooc:=2*PI()*[.C83]*1000/([.D83]*24*3600)" office:value-type="float" office:value="9.3716327417495">
            <text:p>9.37</text:p>
          </table:table-cell>
          <table:table-cell table:formula="oooc:=([.G83]*1000)^2*[.C83]*1000*1000/(0.0000000000667)" office:value-type="float" office:value="8.70504836361069E+025">
            <text:p>8.71E+025</text:p>
          </table:table-cell>
          <table:table-cell table:number-columns-repeated="2"/>
        </table:table-row>
        <table:table-row table:style-name="ro2">
          <table:table-cell office:value-type="string">
            <text:p>Rosalind</text:p>
          </table:table-cell>
          <table:table-cell office:value-type="string">
            <text:p>Uranus</text:p>
          </table:table-cell>
          <table:table-cell office:value-type="float" office:value="69.8492">
            <text:p>69.85</text:p>
          </table:table-cell>
          <table:table-cell office:value-type="float" office:value="0.558">
            <text:p>0.56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table:formula="oooc:=2*PI()*[.C84]*1000/([.D84]*24*3600)" office:value-type="float" office:value="9.10318488563339">
            <text:p>9.1</text:p>
          </table:table-cell>
          <table:table-cell table:formula="oooc:=([.G84]*1000)^2*[.C84]*1000*1000/(0.0000000000667)" office:value-type="float" office:value="8.67805361874413E+025">
            <text:p>8.68E+025</text:p>
          </table:table-cell>
          <table:table-cell table:number-columns-repeated="2"/>
        </table:table-row>
        <table:table-row table:style-name="ro2">
          <table:table-cell office:value-type="string">
            <text:p>1986_U10</text:p>
          </table:table-cell>
          <table:table-cell office:value-type="string">
            <text:p>Uranus</text:p>
          </table:table-cell>
          <table:table-cell office:value-type="float" office:value="74.9346">
            <text:p>74.93</text:p>
          </table:table-cell>
          <table:table-cell office:value-type="float" office:value="0.623">
            <text:p>0.62</text:p>
          </table:table-cell>
          <table:table-cell table:number-columns-repeated="2" office:value-type="float" office:value="0">
            <text:p>0</text:p>
          </table:table-cell>
          <table:table-cell table:formula="oooc:=2*PI()*[.C85]*1000/([.D85]*24*3600)" office:value-type="float" office:value="8.74702711118876">
            <text:p>8.75</text:p>
          </table:table-cell>
          <table:table-cell table:formula="oooc:=([.G85]*1000)^2*[.C85]*1000*1000/(0.0000000000667)" office:value-type="float" office:value="8.59562587808631E+025">
            <text:p>8.60E+025</text:p>
          </table:table-cell>
          <table:table-cell table:number-columns-repeated="2"/>
        </table:table-row>
        <table:table-row table:style-name="ro2">
          <table:table-cell office:value-type="string">
            <text:p>Belinda</text:p>
          </table:table-cell>
          <table:table-cell office:value-type="string">
            <text:p>Uranus</text:p>
          </table:table-cell>
          <table:table-cell office:value-type="float" office:value="75.2337">
            <text:p>75.23</text:p>
          </table:table-cell>
          <table:table-cell office:value-type="float" office:value="0.624">
            <text:p>0.6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table:formula="oooc:=2*PI()*[.C86]*1000/([.D86]*24*3600)" office:value-type="float" office:value="8.76786707704098">
            <text:p>8.77</text:p>
          </table:table-cell>
          <table:table-cell table:formula="oooc:=([.G86]*1000)^2*[.C86]*1000*1000/(0.0000000000667)" office:value-type="float" office:value="8.67110612261228E+025">
            <text:p>8.67E+025</text:p>
          </table:table-cell>
          <table:table-cell table:number-columns-repeated="2"/>
        </table:table-row>
        <table:table-row table:style-name="ro2">
          <table:table-cell office:value-type="string">
            <text:p>Puck</text:p>
          </table:table-cell>
          <table:table-cell office:value-type="string">
            <text:p>Uranus</text:p>
          </table:table-cell>
          <table:table-cell office:value-type="float" office:value="86.0027">
            <text:p>86</text:p>
          </table:table-cell>
          <table:table-cell office:value-type="float" office:value="0.762">
            <text:p>0.76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formula="oooc:=2*PI()*[.C87]*1000/([.D87]*24*3600)" office:value-type="float" office:value="8.20773338038565">
            <text:p>8.21</text:p>
          </table:table-cell>
          <table:table-cell table:formula="oooc:=([.G87]*1000)^2*[.C87]*1000*1000/(0.0000000000667)" office:value-type="float" office:value="8.68625816122381E+025">
            <text:p>8.69E+025</text:p>
          </table:table-cell>
          <table:table-cell table:number-columns-repeated="2"/>
        </table:table-row>
        <table:table-row table:style-name="ro2">
          <table:table-cell office:value-type="string">
            <text:p>Miranda</text:p>
          </table:table-cell>
          <table:table-cell office:value-type="string">
            <text:p>Uranus</text:p>
          </table:table-cell>
          <table:table-cell office:value-type="float" office:value="129.677">
            <text:p>129.68</text:p>
          </table:table-cell>
          <table:table-cell office:value-type="float" office:value="1.41">
            <text:p>1.41</text:p>
          </table:table-cell>
          <table:table-cell office:value-type="float" office:value="0.0027">
            <text:p>0</text:p>
          </table:table-cell>
          <table:table-cell office:value-type="float" office:value="4.22">
            <text:p>4.22</text:p>
          </table:table-cell>
          <table:table-cell table:formula="oooc:=2*PI()*[.C88]*1000/([.D88]*24*3600)" office:value-type="float" office:value="6.68821103460014">
            <text:p>6.69</text:p>
          </table:table-cell>
          <table:table-cell table:formula="oooc:=([.G88]*1000)^2*[.C88]*1000*1000/(0.0000000000667)" office:value-type="float" office:value="8.69675142390512E+025">
            <text:p>8.70E+025</text:p>
          </table:table-cell>
          <table:table-cell table:number-columns-repeated="2"/>
        </table:table-row>
        <table:table-row table:style-name="ro2">
          <table:table-cell office:value-type="string">
            <text:p>Ariel</text:p>
          </table:table-cell>
          <table:table-cell office:value-type="string">
            <text:p>Uranus</text:p>
          </table:table-cell>
          <table:table-cell office:value-type="float" office:value="191.45">
            <text:p>191.45</text:p>
          </table:table-cell>
          <table:table-cell office:value-type="float" office:value="2.52">
            <text:p>2.52</text:p>
          </table:table-cell>
          <table:table-cell office:value-type="float" office:value="0.0034">
            <text:p>0</text:p>
          </table:table-cell>
          <table:table-cell office:value-type="float" office:value="0.31">
            <text:p>0.31</text:p>
          </table:table-cell>
          <table:table-cell table:formula="oooc:=2*PI()*[.C89]*1000/([.D89]*24*3600)" office:value-type="float" office:value="5.52485590764409">
            <text:p>5.52</text:p>
          </table:table-cell>
          <table:table-cell table:formula="oooc:=([.G89]*1000)^2*[.C89]*1000*1000/(0.0000000000667)" office:value-type="float" office:value="8.76135844018589E+025">
            <text:p>8.76E+025</text:p>
          </table:table-cell>
          <table:table-cell table:number-columns-repeated="2"/>
        </table:table-row>
        <table:table-row table:style-name="ro2">
          <table:table-cell office:value-type="string">
            <text:p>Umbriel</text:p>
          </table:table-cell>
          <table:table-cell office:value-type="string">
            <text:p>Uranus</text:p>
          </table:table-cell>
          <table:table-cell office:value-type="float" office:value="266.235">
            <text:p>266.24</text:p>
          </table:table-cell>
          <table:table-cell office:value-type="float" office:value="4.14">
            <text:p>4.14</text:p>
          </table:table-cell>
          <table:table-cell office:value-type="float" office:value="0.005">
            <text:p>0.01</text:p>
          </table:table-cell>
          <table:table-cell office:value-type="float" office:value="0.36">
            <text:p>0.36</text:p>
          </table:table-cell>
          <table:table-cell table:formula="oooc:=2*PI()*[.C90]*1000/([.D90]*24*3600)" office:value-type="float" office:value="4.67660762283324">
            <text:p>4.68</text:p>
          </table:table-cell>
          <table:table-cell table:formula="oooc:=([.G90]*1000)^2*[.C90]*1000*1000/(0.0000000000667)" office:value-type="float" office:value="8.72973742285483E+025">
            <text:p>8.73E+025</text:p>
          </table:table-cell>
          <table:table-cell table:number-columns-repeated="2"/>
        </table:table-row>
        <table:table-row table:style-name="ro2">
          <table:table-cell office:value-type="string">
            <text:p>Titania</text:p>
          </table:table-cell>
          <table:table-cell office:value-type="string">
            <text:p>Uranus</text:p>
          </table:table-cell>
          <table:table-cell office:value-type="float" office:value="435.249">
            <text:p>435.25</text:p>
          </table:table-cell>
          <table:table-cell office:value-type="float" office:value="8.71">
            <text:p>8.71</text:p>
          </table:table-cell>
          <table:table-cell office:value-type="float" office:value="0.0022">
            <text:p>0</text:p>
          </table:table-cell>
          <table:table-cell office:value-type="float" office:value="0.77">
            <text:p>0.77</text:p>
          </table:table-cell>
          <table:table-cell table:formula="oooc:=2*PI()*[.C91]*1000/([.D91]*24*3600)" office:value-type="float" office:value="3.63400694413165">
            <text:p>3.63</text:p>
          </table:table-cell>
          <table:table-cell table:formula="oooc:=([.G91]*1000)^2*[.C91]*1000*1000/(0.0000000000667)" office:value-type="float" office:value="8.61754289364279E+025">
            <text:p>8.62E+025</text:p>
          </table:table-cell>
          <table:table-cell table:number-columns-repeated="2"/>
        </table:table-row>
        <table:table-row table:style-name="ro2">
          <table:table-cell office:value-type="string">
            <text:p>Oberon</text:p>
          </table:table-cell>
          <table:table-cell office:value-type="string">
            <text:p>Uranus</text:p>
          </table:table-cell>
          <table:table-cell office:value-type="float" office:value="590.802">
            <text:p>590.8</text:p>
          </table:table-cell>
          <table:table-cell office:value-type="float" office:value="13.5">
            <text:p>13.5</text:p>
          </table:table-cell>
          <table:table-cell office:value-type="float" office:value="0.0008">
            <text:p>0</text:p>
          </table:table-cell>
          <table:table-cell office:value-type="float" office:value="0.1">
            <text:p>0.1</text:p>
          </table:table-cell>
          <table:table-cell table:formula="oooc:=2*PI()*[.C92]*1000/([.D92]*24*3600)" office:value-type="float" office:value="3.18254324918751">
            <text:p>3.18</text:p>
          </table:table-cell>
          <table:table-cell table:formula="oooc:=([.G92]*1000)^2*[.C92]*1000*1000/(0.0000000000667)" office:value-type="float" office:value="8.97149359344729E+025">
            <text:p>8.97E+025</text:p>
          </table:table-cell>
          <table:table-cell table:number-columns-repeated="2"/>
        </table:table-row>
        <table:table-row table:style-name="ro2">
          <table:table-cell office:value-type="string">
            <text:p>Caliban</text:p>
          </table:table-cell>
          <table:table-cell office:value-type="string">
            <text:p>Uranus</text:p>
          </table:table-cell>
          <table:table-cell office:value-type="float" office:value="7164.4">
            <text:p>7164.4</text:p>
          </table:table-cell>
          <table:table-cell office:value-type="float" office:value="581">
            <text:p>581</text:p>
          </table:table-cell>
          <table:table-cell office:value-type="float" office:value="0.0815">
            <text:p>0.08</text:p>
          </table:table-cell>
          <table:table-cell office:value-type="float" office:value="139.6">
            <text:p>139.6</text:p>
          </table:table-cell>
          <table:table-cell table:formula="oooc:=2*PI()*[.C93]*1000/([.D93]*24*3600)" office:value-type="float" office:value="0.896746765131108">
            <text:p>0.9</text:p>
          </table:table-cell>
          <table:table-cell table:formula="oooc:=([.G93]*1000)^2*[.C93]*1000*1000/(0.0000000000667)" office:value-type="float" office:value="8.6376107467509E+025">
            <text:p>8.64E+025</text:p>
          </table:table-cell>
          <table:table-cell table:number-columns-repeated="2"/>
        </table:table-row>
        <table:table-row table:style-name="ro1">
          <table:table-cell office:value-type="string">
            <text:p>Stephano</text:p>
          </table:table-cell>
          <table:table-cell office:value-type="string">
            <text:p>Uranus</text:p>
          </table:table-cell>
          <table:table-cell office:value-type="float" office:value="7912.25">
            <text:p>7912.25</text:p>
          </table:table-cell>
          <table:table-cell office:value-type="float" office:value="672">
            <text:p>672</text:p>
          </table:table-cell>
          <table:table-cell office:value-type="float" office:value="0.145">
            <text:p>0.15</text:p>
          </table:table-cell>
          <table:table-cell office:value-type="float" office:value="141.6">
            <text:p>141.6</text:p>
          </table:table-cell>
          <table:table-cell table:formula="oooc:=2*PI()*[.C94]*1000/([.D94]*24*3600)" office:value-type="float" office:value="0.856242644722975">
            <text:p>0.86</text:p>
          </table:table-cell>
          <table:table-cell table:formula="oooc:=([.G94]*1000)^2*[.C94]*1000*1000/(0.0000000000667)" office:value-type="float" office:value="8.69696805388261E+025">
            <text:p>8.70E+025</text:p>
          </table:table-cell>
          <table:table-cell table:number-columns-repeated="2"/>
        </table:table-row>
        <table:table-row table:style-name="ro2">
          <table:table-cell office:value-type="string">
            <text:p>S/2001_U1</text:p>
          </table:table-cell>
          <table:table-cell office:value-type="string">
            <text:p>Uranus</text:p>
          </table:table-cell>
          <table:table-cell office:value-type="float" office:value="8570.36">
            <text:p>8570.36</text:p>
          </table:table-cell>
          <table:table-cell office:value-type="float" office:value="758">
            <text:p>758</text:p>
          </table:table-cell>
          <table:table-cell office:value-type="float" office:value="0.208">
            <text:p>0.21</text:p>
          </table:table-cell>
          <table:table-cell office:value-type="float" office:value="166.3">
            <text:p>166.3</text:p>
          </table:table-cell>
          <table:table-cell table:formula="oooc:=2*PI()*[.C95]*1000/([.D95]*24*3600)" office:value-type="float" office:value="0.822235048819378">
            <text:p>0.82</text:p>
          </table:table-cell>
          <table:table-cell table:formula="oooc:=([.G95]*1000)^2*[.C95]*1000*1000/(0.0000000000667)" office:value-type="float" office:value="8.68690758690586E+025">
            <text:p>8.69E+025</text:p>
          </table:table-cell>
          <table:table-cell table:number-columns-repeated="2"/>
        </table:table-row>
        <table:table-row table:style-name="ro1">
          <table:table-cell office:value-type="string">
            <text:p>Sycorax</text:p>
          </table:table-cell>
          <table:table-cell office:value-type="string">
            <text:p>Uranus</text:p>
          </table:table-cell>
          <table:table-cell office:value-type="float" office:value="12204.9">
            <text:p>12204.9</text:p>
          </table:table-cell>
          <table:table-cell office:value-type="float" office:value="1289">
            <text:p>1289</text:p>
          </table:table-cell>
          <table:table-cell office:value-type="float" office:value="0.512">
            <text:p>0.51</text:p>
          </table:table-cell>
          <table:table-cell office:value-type="float" office:value="152.6">
            <text:p>152.6</text:p>
          </table:table-cell>
          <table:table-cell table:formula="oooc:=2*PI()*[.C96]*1000/([.D96]*24*3600)" office:value-type="float" office:value="0.68856894839881">
            <text:p>0.69</text:p>
          </table:table-cell>
          <table:table-cell table:formula="oooc:=([.G96]*1000)^2*[.C96]*1000*1000/(0.0000000000667)" office:value-type="float" office:value="8.67567469713966E+025">
            <text:p>8.68E+025</text:p>
          </table:table-cell>
          <table:table-cell table:number-columns-repeated="2"/>
        </table:table-row>
        <table:table-row table:style-name="ro1">
          <table:table-cell office:value-type="string">
            <text:p>Prospero</text:p>
          </table:table-cell>
          <table:table-cell office:value-type="string">
            <text:p>Uranus</text:p>
          </table:table-cell>
          <table:table-cell office:value-type="float" office:value="16452.7">
            <text:p>16452.7</text:p>
          </table:table-cell>
          <table:table-cell office:value-type="float" office:value="2009">
            <text:p>2009</text:p>
          </table:table-cell>
          <table:table-cell office:value-type="float" office:value="0.324">
            <text:p>0.32</text:p>
          </table:table-cell>
          <table:table-cell office:value-type="float" office:value="146.3">
            <text:p>146.3</text:p>
          </table:table-cell>
          <table:table-cell table:formula="oooc:=2*PI()*[.C97]*1000/([.D97]*24*3600)" office:value-type="float" office:value="0.595557047127242">
            <text:p>0.6</text:p>
          </table:table-cell>
          <table:table-cell table:formula="oooc:=([.G97]*1000)^2*[.C97]*1000*1000/(0.0000000000667)" office:value-type="float" office:value="8.74899323632574E+025">
            <text:p>8.75E+025</text:p>
          </table:table-cell>
          <table:table-cell table:number-columns-repeated="2"/>
        </table:table-row>
        <table:table-row table:style-name="ro1">
          <table:table-cell office:value-type="string">
            <text:p>Naiad</text:p>
          </table:table-cell>
          <table:table-cell office:value-type="string">
            <text:p>Neptun</text:p>
          </table:table-cell>
          <table:table-cell office:value-type="float" office:value="48.012">
            <text:p>48.01</text:p>
          </table:table-cell>
          <table:table-cell office:value-type="float" office:value="0.294">
            <text:p>0.29</text:p>
          </table:table-cell>
          <table:table-cell office:value-type="float" office:value="0.0003">
            <text:p>0</text:p>
          </table:table-cell>
          <table:table-cell office:value-type="float" office:value="4.74">
            <text:p>4.74</text:p>
          </table:table-cell>
          <table:table-cell table:formula="oooc:=2*PI()*[.C98]*1000/([.D98]*24*3600)" office:value-type="float" office:value="11.8759563558322">
            <text:p>11.88</text:p>
          </table:table-cell>
          <table:table-cell table:formula="oooc:=([.G98]*1000)^2*[.C98]*1000*1000/(0.0000000000667)" office:value-type="float" office:value="1.01522230129275E+026">
            <text:p>1.02E+026</text:p>
          </table:table-cell>
          <table:table-cell table:number-columns-repeated="2"/>
        </table:table-row>
        <table:table-row table:style-name="ro1">
          <table:table-cell office:value-type="string">
            <text:p>Thalassa</text:p>
          </table:table-cell>
          <table:table-cell office:value-type="string">
            <text:p>Neptun</text:p>
          </table:table-cell>
          <table:table-cell office:value-type="float" office:value="49.9564">
            <text:p>49.96</text:p>
          </table:table-cell>
          <table:table-cell office:value-type="float" office:value="0.311">
            <text:p>0.31</text:p>
          </table:table-cell>
          <table:table-cell office:value-type="float" office:value="0.0002">
            <text:p>0</text:p>
          </table:table-cell>
          <table:table-cell office:value-type="float" office:value="0.21">
            <text:p>0.21</text:p>
          </table:table-cell>
          <table:table-cell table:formula="oooc:=2*PI()*[.C99]*1000/([.D99]*24*3600)" office:value-type="float" office:value="11.6814531409873">
            <text:p>11.68</text:p>
          </table:table-cell>
          <table:table-cell table:formula="oooc:=([.G99]*1000)^2*[.C99]*1000*1000/(0.0000000000667)" office:value-type="float" office:value="1.02201917203955E+026">
            <text:p>1.02E+026</text:p>
          </table:table-cell>
          <table:table-cell table:number-columns-repeated="2"/>
        </table:table-row>
        <table:table-row table:style-name="ro1">
          <table:table-cell office:value-type="string">
            <text:p>Despina</text:p>
          </table:table-cell>
          <table:table-cell office:value-type="string">
            <text:p>Neptun</text:p>
          </table:table-cell>
          <table:table-cell office:value-type="float" office:value="52.4991">
            <text:p>52.5</text:p>
          </table:table-cell>
          <table:table-cell office:value-type="float" office:value="0.335">
            <text:p>0.34</text:p>
          </table:table-cell>
          <table:table-cell office:value-type="float" office:value="0.0001">
            <text:p>0</text:p>
          </table:table-cell>
          <table:table-cell office:value-type="float" office:value="0.07">
            <text:p>0.07</text:p>
          </table:table-cell>
          <table:table-cell table:formula="oooc:=2*PI()*[.C100]*1000/([.D100]*24*3600)" office:value-type="float" office:value="11.3965441459422">
            <text:p>11.4</text:p>
          </table:table-cell>
          <table:table-cell table:formula="oooc:=([.G100]*1000)^2*[.C100]*1000*1000/(0.0000000000667)" office:value-type="float" office:value="1.02228591853072E+026">
            <text:p>1.02E+026</text:p>
          </table:table-cell>
          <table:table-cell table:number-columns-repeated="2"/>
        </table:table-row>
        <table:table-row table:style-name="ro1">
          <table:table-cell office:value-type="string">
            <text:p>Galatea</text:p>
          </table:table-cell>
          <table:table-cell office:value-type="string">
            <text:p>Neptun</text:p>
          </table:table-cell>
          <table:table-cell office:value-type="float" office:value="61.922">
            <text:p>61.92</text:p>
          </table:table-cell>
          <table:table-cell office:value-type="float" office:value="0.429">
            <text:p>0.43</text:p>
          </table:table-cell>
          <table:table-cell office:value-type="float" office:value="0.0001">
            <text:p>0</text:p>
          </table:table-cell>
          <table:table-cell office:value-type="float" office:value="0.05">
            <text:p>0.05</text:p>
          </table:table-cell>
          <table:table-cell table:formula="oooc:=2*PI()*[.C101]*1000/([.D101]*24*3600)" office:value-type="float" office:value="10.4967247418408">
            <text:p>10.5</text:p>
          </table:table-cell>
          <table:table-cell table:formula="oooc:=([.G101]*1000)^2*[.C101]*1000*1000/(0.0000000000667)" office:value-type="float" office:value="1.02288487901146E+026">
            <text:p>1.02E+026</text:p>
          </table:table-cell>
          <table:table-cell table:number-columns-repeated="2"/>
        </table:table-row>
        <table:table-row table:style-name="ro1">
          <table:table-cell office:value-type="string">
            <text:p>Larissa</text:p>
          </table:table-cell>
          <table:table-cell office:value-type="string">
            <text:p>Neptun</text:p>
          </table:table-cell>
          <table:table-cell office:value-type="float" office:value="73.5884">
            <text:p>73.59</text:p>
          </table:table-cell>
          <table:table-cell office:value-type="float" office:value="0.555">
            <text:p>0.56</text:p>
          </table:table-cell>
          <table:table-cell office:value-type="float" office:value="0.0014">
            <text:p>0</text:p>
          </table:table-cell>
          <table:table-cell office:value-type="float" office:value="0.06">
            <text:p>0.06</text:p>
          </table:table-cell>
          <table:table-cell table:formula="oooc:=2*PI()*[.C102]*1000/([.D102]*24*3600)" office:value-type="float" office:value="9.6423413759354">
            <text:p>9.64</text:p>
          </table:table-cell>
          <table:table-cell table:formula="oooc:=([.G102]*1000)^2*[.C102]*1000*1000/(0.0000000000667)" office:value-type="float" office:value="1.02576654986416E+026">
            <text:p>1.03E+026</text:p>
          </table:table-cell>
          <table:table-cell table:number-columns-repeated="2"/>
        </table:table-row>
        <table:table-row table:style-name="ro1">
          <table:table-cell office:value-type="string">
            <text:p>Proteus</text:p>
          </table:table-cell>
          <table:table-cell office:value-type="string">
            <text:p>Neptun</text:p>
          </table:table-cell>
          <table:table-cell office:value-type="float" office:value="117.562">
            <text:p>117.56</text:p>
          </table:table-cell>
          <table:table-cell office:value-type="float" office:value="1.12">
            <text:p>1.12</text:p>
          </table:table-cell>
          <table:table-cell office:value-type="float" office:value="0.0004">
            <text:p>0</text:p>
          </table:table-cell>
          <table:table-cell office:value-type="float" office:value="0.04">
            <text:p>0.04</text:p>
          </table:table-cell>
          <table:table-cell table:formula="oooc:=2*PI()*[.C103]*1000/([.D103]*24*3600)" office:value-type="float" office:value="7.63334812213383">
            <text:p>7.63</text:p>
          </table:table-cell>
          <table:table-cell table:formula="oooc:=([.G103]*1000)^2*[.C103]*1000*1000/(0.0000000000667)" office:value-type="float" office:value="1.02700195408969E+026">
            <text:p>1.03E+026</text:p>
          </table:table-cell>
          <table:table-cell table:number-columns-repeated="2"/>
        </table:table-row>
        <table:table-row table:style-name="ro1">
          <table:table-cell office:value-type="string">
            <text:p>Triton</text:p>
          </table:table-cell>
          <table:table-cell office:value-type="string">
            <text:p>Neptun</text:p>
          </table:table-cell>
          <table:table-cell office:value-type="float" office:value="354.481">
            <text:p>354.48</text:p>
          </table:table-cell>
          <table:table-cell office:value-type="float" office:value="5.88">
            <text:p>5.88</text:p>
          </table:table-cell>
          <table:table-cell office:value-type="float" office:value="0">
            <text:p>0</text:p>
          </table:table-cell>
          <table:table-cell office:value-type="float" office:value="157.4">
            <text:p>157.4</text:p>
          </table:table-cell>
          <table:table-cell table:formula="oooc:=2*PI()*[.C104]*1000/([.D104]*24*3600)" office:value-type="float" office:value="4.38411322687218">
            <text:p>4.38</text:p>
          </table:table-cell>
          <table:table-cell table:formula="oooc:=([.G104]*1000)^2*[.C104]*1000*1000/(0.0000000000667)" office:value-type="float" office:value="1.0214818449959E+026">
            <text:p>1.02E+026</text:p>
          </table:table-cell>
          <table:table-cell table:number-columns-repeated="2"/>
        </table:table-row>
        <table:table-row table:style-name="ro1">
          <table:table-cell office:value-type="string">
            <text:p>Nereid</text:p>
          </table:table-cell>
          <table:table-cell office:value-type="string">
            <text:p>Neptun</text:p>
          </table:table-cell>
          <table:table-cell office:value-type="float" office:value="5519.13">
            <text:p>5519.13</text:p>
          </table:table-cell>
          <table:table-cell office:value-type="float" office:value="360">
            <text:p>360</text:p>
          </table:table-cell>
          <table:table-cell office:value-type="float" office:value="0.7512">
            <text:p>0.75</text:p>
          </table:table-cell>
          <table:table-cell office:value-type="float" office:value="27.6">
            <text:p>27.6</text:p>
          </table:table-cell>
          <table:table-cell table:formula="oooc:=2*PI()*[.C105]*1000/([.D105]*24*3600)" office:value-type="float" office:value="1.11489572159253">
            <text:p>1.11</text:p>
          </table:table-cell>
          <table:table-cell table:formula="oooc:=([.G105]*1000)^2*[.C105]*1000*1000/(0.0000000000667)" office:value-type="float" office:value="1.02852129401663E+026">
            <text:p>1.03E+02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en" style:country-asian="US" style:font-name-complex="Arial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7">11/17/2008</text:date>, <text:time>11:4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11-17T11:10:06</meta:creation-date>
    <dc:date>2008-11-17T11:49:22</dc:date>
    <dc:language>en-US</dc:language>
    <meta:editing-cycles>5</meta:editing-cycles>
    <meta:editing-duration>PT39M47S</meta:editing-duration>
    <meta:user-defined meta:name="Info 1"/>
    <meta:user-defined meta:name="Info 2"/>
    <meta:user-defined meta:name="Info 3"/>
    <meta:user-defined meta:name="Info 4"/>
    <meta:document-statistic meta:table-count="1" meta:cell-count="847"/>
  </office:meta>
</office:document-meta>
</file>